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2.712cm" fo:margin-left="0cm" table:align="left"/>
    </style:style>
    <style:style style:name="Tableau1.A" style:family="table-column">
      <style:table-column-properties style:column-width="11.744cm"/>
    </style:style>
    <style:style style:name="Tableau1.B" style:family="table-column">
      <style:table-column-properties style:column-width="0.968cm"/>
    </style:style>
    <style:style style:name="Tableau1.1" style:family="table-row">
      <style:table-row-properties style:min-row-height="0.864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1.2" style:family="table-row">
      <style:table-row-properties style:min-row-height="0.508cm" style:use-optimal-row-height="false"/>
    </style:style>
    <style:style style:name="Tableau1.3" style:family="table-row">
      <style:table-row-properties style:min-row-height="0.605cm" style:use-optimal-row-height="false"/>
    </style:style>
    <style:style style:name="Tableau1.4" style:family="table-row">
      <style:table-row-properties style:min-row-height="0.665cm" style:use-optimal-row-height="false"/>
    </style:style>
    <style:style style:name="Tableau1.A4" style:family="table-cell">
      <style:table-cell-properties style:vertical-align="bottom" fo:padding-left="0.018cm" fo:padding-right="0.018cm" fo:padding-top="0cm" fo:padding-bottom="0cm" fo:border="none" style:writing-mode="lr-tb"/>
    </style:style>
    <style:style style:name="Tableau1.5" style:family="table-row">
      <style:table-row-properties style:min-row-height="0.617cm" style:use-optimal-row-height="false"/>
    </style:style>
    <style:style style:name="Tableau1.6" style:family="table-row">
      <style:table-row-properties style:min-row-height="0.556cm" style:use-optimal-row-height="false"/>
    </style:style>
    <style:style style:name="Tableau1.7" style:family="table-row">
      <style:table-row-properties style:min-row-height="0.677cm" style:use-optimal-row-height="false"/>
    </style:style>
    <style:style style:name="Tableau1.8" style:family="table-row">
      <style:table-row-properties style:min-row-height="0.58cm" style:use-optimal-row-height="false"/>
    </style:style>
    <style:style style:name="Tableau2" style:family="table">
      <style:table-properties style:width="12.882cm" fo:margin-left="0cm" table:align="left"/>
    </style:style>
    <style:style style:name="Tableau2.A" style:family="table-column">
      <style:table-column-properties style:column-width="8.407cm"/>
    </style:style>
    <style:style style:name="Tableau2.B" style:family="table-column">
      <style:table-column-properties style:column-width="4.475cm"/>
    </style:style>
    <style:style style:name="Tableau2.1" style:family="table-row">
      <style:table-row-properties style:min-row-height="0.568cm" style:use-optimal-row-height="false"/>
    </style:style>
    <style:style style:name="Tableau2.A1" style:family="table-cell">
      <style:table-cell-properties fo:padding-left="0.018cm" fo:padding-right="0.018cm" fo:padding-top="0cm" fo:padding-bottom="0cm" fo:border="none" style:writing-mode="lr-tb"/>
    </style:style>
    <style:style style:name="Tableau2.2" style:family="table-row">
      <style:table-row-properties style:min-row-height="0.63cm" style:use-optimal-row-height="false"/>
    </style:style>
    <style:style style:name="Tableau2.A2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au2.3" style:family="table-row">
      <style:table-row-properties style:min-row-height="0.653cm" style:use-optimal-row-height="false"/>
    </style:style>
    <style:style style:name="Tableau2.4" style:family="table-row">
      <style:table-row-properties style:min-row-height="0.617cm" style:use-optimal-row-height="false"/>
    </style:style>
    <style:style style:name="Tableau2.5" style:family="table-row">
      <style:table-row-properties style:min-row-height="0.58cm" style:use-optimal-row-height="false"/>
    </style:style>
    <style:style style:name="Tableau2.6" style:family="table-row">
      <style:table-row-properties style:min-row-height="0.677cm" style:use-optimal-row-height="false"/>
    </style:style>
    <style:style style:name="Tableau2.A6" style:family="table-cell">
      <style:table-cell-properties style:vertical-align="bottom" fo:padding-left="0.018cm" fo:padding-right="0.018cm" fo:padding-top="0cm" fo:padding-bottom="0cm" fo:border="none" style:writing-mode="lr-tb"/>
    </style:style>
    <style:style style:name="Tableau2.7" style:family="table-row">
      <style:table-row-properties style:min-row-height="0.556cm" style:use-optimal-row-height="false"/>
    </style:style>
    <style:style style:name="Tableau2.15" style:family="table-row">
      <style:table-row-properties style:min-row-height="0.605cm" style:use-optimal-row-height="false"/>
    </style:style>
    <style:style style:name="Tableau2.18" style:family="table-row">
      <style:table-row-properties style:min-row-height="0.64cm" style:use-optimal-row-height="false"/>
    </style:style>
    <style:style style:name="Tableau3" style:family="table">
      <style:table-properties style:width="7.394cm" fo:margin-left="0cm" table:align="left"/>
    </style:style>
    <style:style style:name="Tableau3.A" style:family="table-column">
      <style:table-column-properties style:column-width="4.572cm"/>
    </style:style>
    <style:style style:name="Tableau3.B" style:family="table-column">
      <style:table-column-properties style:column-width="2.822cm"/>
    </style:style>
    <style:style style:name="Tableau3.1" style:family="table-row">
      <style:table-row-properties style:min-row-height="0.37cm" style:use-optimal-row-height="false"/>
    </style:style>
    <style:style style:name="Tableau3.A1" style:family="table-cell">
      <style:table-cell-properties style:vertical-align="bottom" fo:padding-left="0.018cm" fo:padding-right="0.018cm" fo:padding-top="0cm" fo:padding-bottom="0cm" fo:border="none" style:writing-mode="lr-tb"/>
    </style:style>
    <style:style style:name="Tableau3.3" style:family="table-row">
      <style:table-row-properties style:min-row-height="0.363cm" style:use-optimal-row-height="false"/>
    </style:style>
    <style:style style:name="Tableau3.4" style:family="table-row">
      <style:table-row-properties style:min-row-height="0.349cm" style:use-optimal-row-height="false"/>
    </style:style>
    <style:style style:name="Tableau3.5" style:family="table-row">
      <style:table-row-properties style:min-row-height="0.356cm" style:use-optimal-row-height="false"/>
    </style:style>
    <style:style style:name="Tableau3.A6" style:family="table-cell">
      <style:table-cell-properties fo:padding-left="0.018cm" fo:padding-right="0.018cm" fo:padding-top="0cm" fo:padding-bottom="0cm" fo:border="none" style:writing-mode="lr-tb"/>
    </style:style>
    <style:style style:name="Tableau3.B6" style:family="table-cell">
      <style:table-cell-properties fo:padding-left="0.018cm" fo:padding-right="0.018cm" fo:padding-top="0cm" fo:padding-bottom="0cm" fo:border="none" style:writing-mode="lr-tb"/>
    </style:style>
    <style:style style:name="Tableau3.A7" style:family="table-cell">
      <style:table-cell-properties fo:padding-left="0.018cm" fo:padding-right="0.018cm" fo:padding-top="0cm" fo:padding-bottom="0cm" fo:border="none" style:writing-mode="lr-tb"/>
    </style:style>
    <style:style style:name="Tableau3.B7" style:family="table-cell">
      <style:table-cell-properties fo:padding-left="0.018cm" fo:padding-right="0.018cm" fo:padding-top="0cm" fo:padding-bottom="0cm" fo:border="none" style:writing-mode="lr-tb"/>
    </style:style>
    <style:style style:name="Tableau3.A8" style:family="table-cell">
      <style:table-cell-properties fo:padding-left="0.018cm" fo:padding-right="0.018cm" fo:padding-top="0cm" fo:padding-bottom="0cm" fo:border="none" style:writing-mode="lr-tb"/>
    </style:style>
    <style:style style:name="Tableau3.B8" style:family="table-cell">
      <style:table-cell-properties fo:padding-left="0.018cm" fo:padding-right="0.018cm" fo:padding-top="0cm" fo:padding-bottom="0cm" fo:border="none" style:writing-mode="lr-tb"/>
    </style:style>
    <style:style style:name="Tableau3.9" style:family="table-row">
      <style:table-row-properties style:min-row-height="0.323cm" style:use-optimal-row-height="false"/>
    </style:style>
    <style:style style:name="Tableau3.10" style:family="table-row">
      <style:table-row-properties style:min-row-height="0.392cm" style:use-optimal-row-height="false"/>
    </style:style>
    <style:style style:name="Tableau3.12" style:family="table-row">
      <style:table-row-properties style:min-row-height="0.337cm" style:use-optimal-row-height="false"/>
    </style:style>
    <style:style style:name="Tableau3.A14" style:family="table-cell">
      <style:table-cell-properties fo:padding-left="0.018cm" fo:padding-right="0.018cm" fo:padding-top="0cm" fo:padding-bottom="0cm" fo:border="none" style:writing-mode="lr-tb"/>
    </style:style>
    <style:style style:name="Tableau3.B14" style:family="table-cell">
      <style:table-cell-properties fo:padding-left="0.018cm" fo:padding-right="0.018cm" fo:padding-top="0cm" fo:padding-bottom="0cm" fo:border="none" style:writing-mode="lr-tb"/>
    </style:style>
    <style:style style:name="Tableau3.A15" style:family="table-cell">
      <style:table-cell-properties fo:padding-left="0.018cm" fo:padding-right="0.018cm" fo:padding-top="0cm" fo:padding-bottom="0cm" fo:border="none" style:writing-mode="lr-tb"/>
    </style:style>
    <style:style style:name="Tableau3.B15" style:family="table-cell">
      <style:table-cell-properties fo:padding-left="0.018cm" fo:padding-right="0.018cm" fo:padding-top="0cm" fo:padding-bottom="0cm" fo:border="none" style:writing-mode="lr-tb"/>
    </style:style>
    <style:style style:name="Tableau3.16" style:family="table-row">
      <style:table-row-properties style:min-row-height="0.344cm" style:use-optimal-row-height="false"/>
    </style:style>
    <style:style style:name="Tableau3.B16" style:family="table-cell">
      <style:table-cell-properties fo:padding-left="0.018cm" fo:padding-right="0.018cm" fo:padding-top="0cm" fo:padding-bottom="0cm" fo:border="none" style:writing-mode="lr-tb"/>
    </style:style>
    <style:style style:name="Tableau3.B17" style:family="table-cell">
      <style:table-cell-properties fo:padding-left="0.018cm" fo:padding-right="0.018cm" fo:padding-top="0cm" fo:padding-bottom="0cm" fo:border="none" style:writing-mode="lr-tb"/>
    </style:style>
    <style:style style:name="Tableau3.A18" style:family="table-cell">
      <style:table-cell-properties fo:padding-left="0.018cm" fo:padding-right="0.018cm" fo:padding-top="0cm" fo:padding-bottom="0cm" fo:border="none" style:writing-mode="lr-tb"/>
    </style:style>
    <style:style style:name="Tableau3.B18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text-properties fo:font-size="5pt" style:font-size-asian="5pt" style:font-size-complex="5pt"/>
    </style:style>
    <style:style style:name="P5" style:family="paragraph" style:parent-style-name="Normal">
      <style:paragraph-properties fo:line-height="0.002cm" fo:break-before="page"/>
    </style:style>
    <style:style style:name="P6" style:family="paragraph" style:parent-style-name="Normal">
      <style:paragraph-properties>
        <style:tab-stops>
          <style:tab-stop style:position="2.334cm"/>
        </style:tab-stops>
      </style:paragraph-properties>
    </style:style>
    <style:style style:name="P7" style:family="paragraph" style:parent-style-name="Normal">
      <style:paragraph-properties>
        <style:tab-stops>
          <style:tab-stop style:position="3.542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4.847cm"/>
          <style:tab-stop style:position="6.567cm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6.567cm"/>
        </style:tab-stops>
      </style:paragraph-properties>
    </style:style>
    <style:style style:name="P10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11" style:family="paragraph" style:parent-style-name="Heading_20_1" style:master-page-name="MP0">
      <style:paragraph-properties style:page-number="auto"/>
    </style:style>
    <style:style style:name="P12" style:family="paragraph" style:parent-style-name="Normal">
      <style:paragraph-properties fo:margin-left="0cm" fo:margin-right="0cm" fo:text-indent="0.635cm" style:auto-text-indent="false"/>
      <style:text-properties officeooo:paragraph-rsid="000586f7"/>
    </style:style>
    <style:style style:name="P13" style:family="paragraph" style:parent-style-name="Normal">
      <style:text-properties officeooo:paragraph-rsid="000586f7"/>
    </style:style>
    <style:style style:name="P14" style:family="paragraph" style:parent-style-name="Normal">
      <style:text-properties fo:font-size="5pt" officeooo:rsid="000586f7" officeooo:paragraph-rsid="000586f7" style:font-size-asian="5pt" style:font-size-complex="5pt"/>
    </style:style>
    <style:style style:name="P15" style:family="paragraph" style:parent-style-name="Normal">
      <style:text-properties officeooo:rsid="000586f7" officeooo:paragraph-rsid="000586f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language-asian="en" style:country-asian="US" style:language-complex="en" style:country-complex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86f7" style:font-weight-asian="bold" style:font-weight-complex="bold"/>
    </style:style>
    <style:style style:name="T6" style:family="text">
      <style:text-properties fo:language="el" fo:country="GR" style:language-asian="el" style:country-asian="GR" style:language-complex="el" style:country-complex="GR"/>
    </style:style>
    <style:style style:name="T7" style:family="text">
      <style:text-properties style:language-asian="el" style:country-asian="GR" style:language-complex="el" style:country-complex="GR"/>
    </style:style>
    <style:style style:name="T8" style:family="text">
      <style:text-properties officeooo:rsid="000586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bookmark-start text:name="bookmark0"/>GALENI ADVERSVS EOS QVI DE TYPIS<text:line-break/>SCRIPSERVNT VEL DE CIRCVITIBVS<text:line-break/>LIBER.<text:bookmark-end text:name="bookmark0"/></text:h>
      <text:h text:style-name="Heading_20_2" text:outline-level="2">Cap. I. </text:h>
      <text:p text:style-name="P12">Veteribus <text:span text:style-name="Default_20_Paragraph_20_Font"><text:span text:style-name="T1">t</text:span></text:span>ane medicis fatis luit hoc Polum<text:line-break/>dixisse, nonnullis morborum accessiones per circuitum obo-<text:line-break/>riri, non etiamnum, quid vocabulum circuitus significaret,<text:line-break/>adiicientibus. Noverant enim fe Graecis hominibus-libros<text:line-break/>scribere; qui manifesto scirent, quum aequali tempore ali,<text:line-break/>quid idem specie fiat , hoc lempus Graecos omnes periodum,<text:line-break/>i. e. <text:span text:style-name="Default_20_Paragraph_20_Font"><text:span text:style-name="T1">circuitum, </text:span></text:span>nominare. lta igitur Olyrnpiacas quasdam</text:p>
      <text:p text:style-name="P3">et Pythicas appellabant periodos. Recentiores autem pri-<text:line-break/>num sane periodis typi vocabulum invexerunt. Delude<text:line-break/>idem alii voce periodus, ordo et typus significari arbitrati<text:line-break/>sunt, alii non idem. Haec ve<text:span text:style-name="Default_20_Paragraph_20_Font"><text:span text:style-name="T1">r</text:span></text:span>o universi; definire . aggre-<text:line-break/>diuntur alii aliter ; nec susum proprias definitiones astruunt,<text:line-break/>verum etiam aliorum <text:span text:style-name="Default_20_Paragraph_20_Font"><text:span text:style-name="T1">alia</text:span></text:span>s improbant. Quicunque igitur<text:line-break/>gloriae studio definitiones tractarunt, conceduntque tribus<text:line-break/>nominibus, typ<text:span text:style-name="Default_20_Paragraph_20_Font"><text:span text:style-name="T1">o</text:span></text:span>, periodo et ordine, ununr quiddam signi-<text:line-break/>sicari , minus nugantur. Sed qui periodum nominant tem-<text:line-break/>pus, quo idem aliquid fit, typum autem. non ab<text:span text:style-name="Default_20_Paragraph_20_Font"><text:span text:style-name="T1">s</text:span></text:span>olute uni-<text:line-break/>veri<text:span text:style-name="Default_20_Paragraph_20_Font"><text:span text:style-name="T1">a</text:span></text:span>m hujusmodi tempus, sed quum integris diebus et<text:line-break/>noctibus ciremnscribitur , prolixas lu ac inutiles nugas pro-<text:line-break/>ferunt, atque idcirco tum suum tum discipulorum tempus<text:line-break/>conterentes, ubi aegros accedunt, quovis idiota sunt dete-<text:line-break/>flores. Siquidem idiota , mentis compos, quum viderit<text:line-break/>aliquem quotidie accessionem experiri, sive paulo tardior<text:line-break/>accessio veniat. sive praevertat, imaginationem quandam</text:p>
      <text:p text:style-name="P3">periodi quotidianae vocatae habet. At si quis et industrius<text:line-break/>et medicinae studiosus suerit, eum cogitatio quaedam subit<text:line-break/>duarum tertianarum, aut trium quartanarum, atque id<text:line-break/>distingui a melicis volet. Qui vero praedictis hypothesibus<text:line-break/>mancipati su<text:span text:style-name="Default_20_Paragraph_20_Font"><text:span text:style-name="T1">n</text:span></text:span>t, si aegroto duabus horis quotidie accessio-<text:line-break/>nem anticipatoriam ferenti occurrerint , vigluti fene et dua-<text:line-break/>rum horarum periodum esse pronunciant; totum vero<text:line-break/>typum non simplicem, fed compositum quendam arbitran-<text:line-break/>tur; delude perscrutati plurimum et apud seipsos rationi-<text:line-break/>nati, alii in digitis, alii etiam lu tabella libro cuidam in-<text:line-break/>fcripta, duodecim duodecumanas ejusmodi typum esse<text:line-break/>dictitant. Verum quum auditores propter haec rident, in-<text:line-break/>dignantur ; multe magis quum hora una quandoque accessio-<text:line-break/>nem praever tentem conspexerint, tunc quoque viginti qua-<text:line-break/>tuor xigintiquaternanas esse enunciant; et ipsi ridentur,<text:line-break/>et aliis medicis quandam ignorantiae suspicionem apud idio-<text:line-break/>tas conciliant. Quum enim illos ex libro viderint cum gra-<text:line-break/>vitate quadam ut rem mammam mvenientes vigintiquatuor</text:p>
      <text:p text:style-name="P3">vigintiquaternanas, fulsit ipsis omnes, qui libros legunt,<text:line-break/>damnare, ac potius irrationali exercitio artem tractantibus<text:line-break/>feste pe<text:span text:style-name="Default_20_Paragraph_20_Font"><text:span text:style-name="T1">r</text:span></text:span>mittunt. SI.quis igitur medico<text:span text:style-name="Default_20_Paragraph_20_Font"><text:span text:style-name="T1">r</text:span></text:span>um hujusmodi nu-<text:line-break/>gairtium hypotheses sequatur, etiam tertianam quum. vel<text:line-break/>.hora una praevertet, vel tardius accedet, omnia potius<text:line-break/>.quam tertianam diest. Nam praevertentem , quatuor et<text:line-break/>viginti horarum quum fit, implexum esse dicit quadrage-<text:line-break/>sunoctanum; tardius autem venientem, quin^uagefimannm,<text:line-break/>atque hunc referet, quinque et viginti <text:span text:style-name="Default_20_Paragraph_20_Font"><text:span text:style-name="T1">horarum</text:span></text:span> esse. Quis<text:line-break/>igitur primus inceperit hunc insulsam sapientiam., haud<text:line-break/>noni; quando autem primum eum, qui ipsam indicat, audi-<text:line-break/>.verim , aperiam. Excesserat sane nuper e vivis Antoninus,<text:line-break/>qui post .Adrianum suit imperator; regnabat autem ..tunc<text:line-break/>Severus, qui se ipsum quidem mutato nomine Antoninum;<text:line-break/>vocarit, Lucium vero, quem in imperii communionem ac-<text:line-break/>ceperat, Severum appellavit. Hoc tempore quum prunum<text:line-break/>audivissem, admiratus sum eos,. qui lu hunc modum propo-.<text:line-break/>nehant : si quinque horis aliquis accessionem experitur, dua-</text:p>
      <text:p text:style-name="P3">bus remissi<text:span text:style-name="Default_20_Paragraph_20_Font"><text:span text:style-name="T1">o</text:span></text:span>nem, ut tota periodus horarum septem existat,<text:line-break/>rdque ordine deinceps fiat, quis typus censeri debet? Re-<text:line-break/>fpondi igitur statim ei,id ne fieri quidem posse, nam breves<text:line-break/>ita accessiones <text:span text:style-name="Default_20_Paragraph_20_Font"><text:span text:style-name="T1">lon</text:span></text:span>gas facere declinationes , ac omnino<text:line-break/>etiam ad integritatem pervenire. Tu vero accessionem<text:line-break/>quidem, dicebam, narras morbi mitissimam, periodorum<text:line-break/>autem frequ<text:span text:style-name="Default_20_Paragraph_20_Font"><text:span text:style-name="T2">e</text:span></text:span>ntia perniciosissimam fusam rursus pronuncias.<text:line-break/>Noli, i<text:span text:style-name="Default_20_Paragraph_20_Font"><text:span text:style-name="T1">n</text:span></text:span>quit, cousiderare lu praese<text:span text:style-name="Default_20_Paragraph_20_Font"><text:span text:style-name="T1">n</text:span></text:span>tia, utrum hypothesis<text:line-break/>fieri possit, an nunus; exercitii autem gratia hujusmodi lu-<text:line-break/>quiri permittitu. Nam. ad variorum typorum inventionem<text:line-break/>doctiores nos efficient. lili igitur, quod hujusmodi exer-<text:line-break/>citium ineptiores nos potius reddat quam promptiores, often-<text:line-break/>dere tunc tentari; nunc aliis ostendam, ubi prius percen-<text:line-break/><text:span text:style-name="Default_20_Paragraph_20_Font"><text:span text:style-name="T1">t</text:span></text:span>uero, quis tandem hujus speculationis u<text:span text:style-name="Default_20_Paragraph_20_Font"><text:span text:style-name="T1">t</text:span></text:span>us cristat.</text:p>
      <text:h text:style-name="Heading_20_2" text:outline-level="2">Cap. II.</text:h>
      <text:p text:style-name="P12"><text:s/>Quoniam igitur nihil adeo utile est, ac<text:line-break/>praesertim in febribus, quam accessionum futurarum prin-<text:line-break/>cipiapraen<text:span text:style-name="Default_20_Paragraph_20_Font"><text:span text:style-name="T1">o</text:span></text:span>fcere; si quis statim ab initio artificiosis coniectura</text:p>
      <text:p text:style-name="P3">id possit efficere, plurimum aegrotanti per totum morbi de-<text:line-break/>curfum prolueris; sur autem statim ab initio nequeat, p<text:span text:style-name="Default_20_Paragraph_20_Font"><text:span text:style-name="T1">r</text:span></text:span>o-<text:line-break/>cedente autem tempo<text:span text:style-name="Default_20_Paragraph_20_Font"><text:span text:style-name="T1">r</text:span></text:span>e possit, reliquo tempore aegrotum<text:line-break/>juvabit; et quanto citius in morbi speciei notitiam venerit,<text:line-break/>tanto longiori tempore aegrotanti auxiliabitur. Incumben- .<text:line-break/>dum igitur est statim per initia, ut cognoscas qualis sit febris,<text:line-break/>sicut in commentariis de crisibus ostensum est, ac magna ex<text:line-break/>parte firmiter licet hanc ex notis illic proditis cognosce<text:span text:style-name="Default_20_Paragraph_20_Font"><text:span text:style-name="T1">r</text:span></text:span>e.<text:line-break/>At si qua primo die dubitatio suerit oborta , in fecundo dis-<text:line-break/>ceni debet; sin etiam hunc quandoque effugiat, tertio om-<text:line-break/>nino cognoscetur; quod fi hunc etiam interdum effugiat,<text:line-break/>quod raro accidit, saltem in quarto necessario intelligetur;<text:line-break/>si neque in hoc quis iam morbi speciem cognoverit, sed<text:line-break/>etiamnum dubitet, magnam partem artis lue ignorat. Nam<text:line-break/>cum alia, tum accessiones omnes sescium vel singulis diebus,<text:line-break/>vel tertio, vel quarto invadunt, in plurimis quidem mo<text:span text:style-name="Default_20_Paragraph_20_Font"><text:span text:style-name="T1">r</text:span></text:span>bis,<text:line-break/>lu quibus etiam p<text:span text:style-name="Default_20_Paragraph_20_Font"><text:span text:style-name="T1">r</text:span></text:span>aecipue utilis est futurae accessionis prae-</text:p>
      <text:p text:style-name="P2">notio, tertio quoque et singulis diebus; lu paucissimis au-<text:line-break/>tem quarto. .Sed dicet forsan aliquis recentiorum horum<text:line-break/>sophistarum, etiam quinto die periodos quasdam fieri et<text:line-break/>sexto et septimo, nonnullasque alias ad multus dies ex-<text:line-break/>tendi , quos revera beatus praedicere ob admirandam inter-<text:line-break/>ligantium licet, si non .assequuntur ex sus quae dicunt, fe<text:line-break/><text:span text:style-name="Default_20_Paragraph_20_Font"><text:span text:style-name="T3">totius.de </text:span></text:span>typis operis utilitatem e medio prorsus tollere.<text:line-break/>Qui igitur concedentes se a primo die febrium fpecies digno-<text:line-break/>sicera nescire , expectant usque ad quartum , neque quinta-<text:line-break/>nam aliquam periodum, neque sextanam, neque extra has<text:line-break/>aliquam vidisse se pronunciantes, etiam si non secundo , aut<text:line-break/>tertio die, saltem sequentibus de sutura accessione aliquid<text:line-break/>sperare possunt. Illi vero , qui lu numerosam dierum mul-<text:line-break/>titudinem periodos extendunt, suturam accessionem nentis<text:line-break/>quanr possunt praenoscere. Verbi causa primo die exortae<text:line-break/>licet et quotidianae et tertianae et quartanae et quinta-<text:line-break/>. nae omnibusque subsequentibus esse. Sive igitur lu sicun-</text:p>
      <text:p text:style-name="P2">dq. die orta sit accessio, sive non, de tertio die nihil p ote-<text:line-break/>rnnt sperare, qui longas periodos invehunt. Supponatur<text:line-break/>itaque post: prunum diem neque in secundo, neque in tertio,<text:line-break/>neque in quarto accessionem accidisse. Qui sane tres stolas<text:line-break/>periodos noverunt, hominem e lecto erigunt, ac consueta<text:line-break/>obire iubent , ab omni suspicione liberatum arbitrantes ; qui<text:line-break/>vero etiam sequentes, quae multorum dierum sunt, fieri<text:line-break/>dicunt, similiter quintum diem merit<text:span text:style-name="Default_20_Paragraph_20_Font"><text:span text:style-name="T1">o</text:span></text:span> suspectum habent,<text:line-break/>quemadmodum et estus priores: ita vero et <text:span text:style-name="Default_20_Paragraph_20_Font"><text:span text:style-name="T1">t</text:span></text:span>extum fepti-<text:line-break/>mumque, aliosque subsequentes. At si etiam in fecundo<text:line-break/>die quaedam oboriatur accessio, incertum est, an secundum<text:line-break/>quotidianae figuram proportionem cum ea, quae primum<text:line-break/>facta est, tueatur, an alterius periodi sit initium. Ac<text:line-break/>eodem modo fi post diem fecundum etiam tertio invaserit.<text:line-break/>Nam ignoranti statim ab mitio discernere, num quotidiana<text:line-break/>sit, an tertiana, an alia quaedam febris , incertum, unaue<text:line-break/>. fit quotidiana, an duarum tertianarum implicatio, vel etiam .</text:p>
      <text:p text:style-name="P2">trium quartanarum; ac de aliis majoribus periodis eadem<text:line-break/>ratio est. Quod igitur qui multas esse periodos arbitrantur,<text:line-break/>no<text:span text:style-name="Default_20_Paragraph_20_Font"><text:span text:style-name="T1">n t</text:span></text:span>olas tres , haud unquam futuram accessionem p<text:span text:style-name="Default_20_Paragraph_20_Font"><text:span text:style-name="T1">r</text:span></text:span>aesio-<text:line-break/>suere poterunt,.: ostensum jam esu.</text:p>
      <text:h text:style-name="Heading_20_2" text:outline-level="2">Cap. HI. </text:h>
      <text:p text:style-name="P12">Dicamus autem deinceps de iis, qui sutas<text:line-break/>tres. arbitrantu<text:span text:style-name="Default_20_Paragraph_20_Font"><text:span text:style-name="T1">r, </text:span></text:span>non tamen ex p<text:span text:style-name="Default_20_Paragraph_20_Font"><text:span text:style-name="T1">r</text:span></text:span>opria natura unarnquam-<text:line-break/>que dignoscunt, verum ex accessionum repetitionibus; ita<text:line-break/>enim foleut nominare ipsi accefsionmn proportiones. Tales<text:line-break/>si non fiempe<text:span text:style-name="Default_20_Paragraph_20_Font"><text:span text:style-name="T1">r</text:span></text:span>, quemadmodum priores, accessionem futu<text:span text:style-name="Default_20_Paragraph_20_Font"><text:span text:style-name="T1">r</text:span></text:span>am<text:line-break/>ignorabunt, certe usque ad quartum aut quintum necessario.<text:line-break/>Supponatur enim in primo die unam obortam esse accefsio-<text:line-break/>nem, in fecundo duas, in tertioru<text:span text:style-name="Default_20_Paragraph_20_Font"><text:span text:style-name="T1">r</text:span></text:span>sus duas, et totidem in<text:line-break/>quarto. Potest itaque et talis esse simplicium periodorum<text:line-break/>implicatio, ut m primo die quotidiana inceperit; in fecun-<text:line-break/>do tertiana; in tertio possit et tertiana , poffit et qua<text:span text:style-name="Default_20_Paragraph_20_Font"><text:span text:style-name="T1">r</text:span></text:span>tana,<text:line-break/>(incertum enim hoc ante quintum est) delude quarto die<text:line-break/>quartanae, quae primo die inceperit, fecunda accessio; et</text:p>
      <text:p text:style-name="P3">tertianae , quae secundo auspicata sit , secunda. Constat<text:line-break/>autem quintum diem duas habiturum accessiones, nempe<text:line-break/>fecundam .tertianae, quae die tertio incepit, et quartanae,<text:line-break/>quae fecundo die .auspicata est, fecundam; <text:span text:style-name="Default_20_Paragraph_20_Font"><text:span text:style-name="T1">t</text:span></text:span>extum autem<text:line-break/>quartanae tertio die auspicatae secundam ; et tertianae fe-<text:line-break/>cundo tertiam. Fieri autem potest aliis pari modo se ha-<text:line-break/>bentibus , ut duae aliae tertianae , aut duae qua<text:span text:style-name="Default_20_Paragraph_20_Font"><text:span text:style-name="T1">r</text:span></text:span>tanae aliae<text:line-break/>in te<text:span text:style-name="Default_20_Paragraph_20_Font"><text:span text:style-name="T1">r</text:span></text:span>tio die inceperint. Quoniam enim quartus dies in tali<text:line-break/>hypothesi nullam habet cum tertio communionem , licet et<text:line-break/>duas tertianas duasque quartanas et te<text:span text:style-name="Default_20_Paragraph_20_Font"><text:span text:style-name="T1">r</text:span></text:span>tianam quartanam-<text:line-break/>que unam in tertio die incepisse. Mirari autem subit eos,<text:line-break/>qui hujusmodi implicationes componunt, quod non intel-<text:line-break/>texere fieri posse, ut duorum typorum accessiones in eandem<text:line-break/>horam conveniant ; quod si eveniat , corrumpuntur ipsis re-<text:line-break/>petitionis notae, In proposita igitur hypothesi accidere<text:line-break/>potest, ut quartana in primo die hora secunda incipiat,</text:p>
      <text:p text:style-name="P3">quartana undecima. . Quae quum ita se habent, una in qnar-<text:line-break/>to die est accessio fecunda hora invadens; non tamen unam<text:line-break/>dicunt aliquando fieri fecundum subjectum hyp othesin, fed<text:line-break/>duas perpetuo. Contemplator autem quomodo liceat et tres<text:line-break/>simul accessiones in unam horam c<text:span text:style-name="Default_20_Paragraph_20_Font"><text:span text:style-name="T1">o</text:span></text:span>ncurrere, atque ideo<text:line-break/>non ignorari implicationem ab iis, qui uniuscujusqur typi<text:line-break/>simplicis speciem p<text:span text:style-name="Default_20_Paragraph_20_Font"><text:span text:style-name="T1">o</text:span></text:span>ssunt dignoscere. -Fingamus enim in<text:line-break/>primo die quartanam hora tertia incepisse ; lu fecundo ea-<text:line-break/>dem h<text:span text:style-name="Default_20_Paragraph_20_Font"><text:span text:style-name="T1">o</text:span></text:span>ra tertianam; lu tertio eadem hora quotidianam;<text:line-break/>necesse jam his suppositis est lu quart<text:span text:style-name="Default_20_Paragraph_20_Font"><text:span text:style-name="T1">o</text:span></text:span> die hora tertia unum<text:line-break/>accessionem fieri tribus circuitibus in idem convenientibus.<text:line-break/>Sed nullus ipsorum hoc literis mandarit ;- omnes autem tau-<text:line-break/>quam ex uno ore in praediola nunc hypothesi quart<text:span text:style-name="Default_20_Paragraph_20_Font"><text:span text:style-name="T1">o</text:span></text:span>. die<text:line-break/>tres fieri accessiones dicunt. Ac si quis singulis diebus semel<text:line-break/>aegrotum accessionem habere statuat, nonnulli simpliciter<text:line-break/>quotidianam pronunciant; nonnulli vero duas tertianas esse<text:line-break/>ac tres quartanas posse dicunt. Quomodo tamen discernere</text:p>
      <text:p text:style-name="P3">ipsas conveniat, plures ipforum neutiquam inquisierunt;<text:line-break/>nonnulli differentia horarum coniectant, tanquam non liceat<text:line-break/>hora <text:span text:style-name="Default_20_Paragraph_20_Font"><text:span text:style-name="T1">t</text:span></text:span>exta, verbi causa, omnes diebus diversis mvadere.<text:line-break/>Quod si fiat, singulis diebus continget unam apparere acces-<text:line-break/><text:span text:style-name="Default_20_Paragraph_20_Font"><text:span text:style-name="T1">sio</text:span></text:span>nem trium periodorum invicem implicitarum, quotidia-<text:line-break/>nae, tertianae et quartanae. Nam primus dies quarta-<text:line-break/>nam habebit salam; secundus tertianam; tertius quotidia-<text:line-break/>nam; quartus simul <text:span text:style-name="Default_20_Paragraph_20_Font"><text:span text:style-name="T1">o</text:span></text:span>mnes tres lu idem. tempus congress<text:span text:style-name="Default_20_Paragraph_20_Font"><text:span text:style-name="T1">o</text:span></text:span>s,<text:line-break/>post quas quintus cur<text:span text:style-name="Default_20_Paragraph_20_Font"><text:span text:style-name="T1">t</text:span></text:span>us dies quotidianam habebit stolam;<text:line-break/><text:span text:style-name="Default_20_Paragraph_20_Font"><text:span text:style-name="T1">t</text:span></text:span>extus praeter hanc etiam tertianam; septimus tres lu<text:line-break/>idem tempus congressis. Non igitur constat, ut dictum est,<text:line-break/>utrum quotidiana una fit, an duarum .tertianarum miscella,<text:line-break/>aut tertianarum et quartanarum, aut quartanae, tertianae<text:line-break/>et quotidianae. Atqui non eadem est curatio tertianae,<text:line-break/>quartanae et quotidianae, nisi et hoc arbitrentur. Ex .<text:line-break/>quo enim imperitia simul et impudentia eorum, qui in ar-<text:line-break/>tem insiliunt lasciviuntque , praepollet, miri nihil est qui-<text:line-break/>busdam etiam talia ignorari ; verum nos .novimus quam dii-</text:p>
      <text:p text:style-name="P3">ferentem quotidiana una a tertianis duabus, ac tertianae a<text:line-break/>quartanis curationem deluderent: ac neutiquam fieri potest,<text:line-break/>ut ii qui uuiuscujusque febris speciem ig<text:span text:style-name="Default_20_Paragraph_20_Font"><text:span text:style-name="T1">n</text:span></text:span>orant, discernant.<text:line-break/>Ac <text:span text:style-name="Default_20_Paragraph_20_Font"><text:span text:style-name="T1">t</text:span></text:span>aepe lu aegrotantibus medicos vidimus duarum tertiana-<text:line-break/>rum implicationem quotidia<text:span text:style-name="Default_20_Paragraph_20_Font"><text:span text:style-name="T1">n</text:span></text:span>am unam esse autumantes,<text:line-break/>quibus vix persuasimus aegrotum a duabus tertianis insestari,<text:line-break/>foluta quidem ex ipsis prius priore, relicta autem sula disfi-<text:line-break/>ciliori. . om<text:span text:style-name="Default_20_Paragraph_20_Font"><text:span text:style-name="T1">n</text:span></text:span>es igitur, qui de typis libros scripserunt , vi-<text:line-break/>dentur nihil curare praesidium , quod ex ipsis in praenotio-<text:line-break/>uem et rictus rationem pervenit; fed quemadmodum dicunt,<text:line-break/>ita quoque facere, exercitia juvenibus haec scribere similia<text:line-break/>aenigmatis, quae in coena proponuntur. Si igitur ipsius<text:line-break/>absolute velint exercere , id facere liceret ducentes ap<text:span text:style-name="Default_20_Paragraph_20_Font"><text:span text:style-name="T1">t</text:span></text:span>os ad<text:line-break/>geometriam, arithmeticen, logisticen et dialecticeu. At<text:line-break/>si ut invadentem accessionem praenoscant , ad hoc veniunt<text:line-break/>exercitium , ex toto errant , qui juvenibus pravis insistere<text:line-break/>viis persuadent, unde nihil inveniunt veI in praenotionem,</text:p>
      <text:p text:style-name="P3">vel i<text:span text:style-name="Default_20_Paragraph_20_Font"><text:span text:style-name="T1">n</text:span></text:span> curationem utile; quum liceat ipsos docere , quomodo.<text:line-break/>accessionem i<text:span text:style-name="Default_20_Paragraph_20_Font"><text:span text:style-name="T1">n</text:span></text:span>ternoscent febris quotidianae , tertianae, quar-<text:line-break/>tanae, femitertianae , tritaeophyae, aliacumque singularum,<text:line-break/>quae non modo circuituum figura, sed etiam tota natura in.-<text:line-break/>vicem differunt. Num qui has ignorant dignoscere, in-<text:line-break/>utilis ipsis tota de typis speculatio est; praestiterit autem<text:line-break/>f<text:span text:style-name="Default_20_Paragraph_20_Font"><text:span text:style-name="T1">o</text:span></text:span>rsan dixisse, quod t<text:span text:style-name="Default_20_Paragraph_20_Font"><text:span text:style-name="T1">o</text:span></text:span>ta haec sit supervacua. Ei vero qui<text:line-break/>pr<text:span text:style-name="Default_20_Paragraph_20_Font"><text:span text:style-name="T1">o</text:span></text:span>priis signis unamqua<text:span text:style-name="Default_20_Paragraph_20_Font"><text:span text:style-name="T1">n</text:span></text:span>que febrem nosse studuerit, n<text:span text:style-name="Default_20_Paragraph_20_Font"><text:span text:style-name="T1">o</text:span></text:span>n<text:line-break/>modo lucr<text:span text:style-name="Default_20_Paragraph_20_Font"><text:span text:style-name="T1">o</text:span></text:span> est vanam loquacitatem contemnere , sed etiam<text:line-break/>rictus speciem uuicuique c<text:span text:style-name="Default_20_Paragraph_20_Font"><text:span text:style-name="T1">o</text:span></text:span>nvenientem praenoscere. Sed<text:line-break/>hi sane adhuc t<text:span text:style-name="Default_20_Paragraph_20_Font"><text:span text:style-name="T1">o</text:span></text:span>lerandi sunt, Etenim Agathinus vir non<text:line-break/>vulgaris in ejusmodi disciplinam successit, At qui septem<text:line-break/>horarum circuitus faciunt, desiderabant quidem non nos,<text:line-break/>fed Philistionem, aut hujusmodi similem nugas ipsorum ir-<text:line-break/>ridentem.</text:p>
      <text:h text:style-name="Heading_20_2" text:outline-level="2">Cap. IV. </text:h>
      <text:p text:style-name="P12">Quoniam vero jmuorum nonnulli me pre-<text:line-break/>cibus adegerunt, ut quam ego ludens ipsus docui methodum</text:p>
      <text:p text:style-name="P3">ad typorum, qui lu hujusmodi hypothesibus asseruntur, in-<text:line-break/>ventio<text:span text:style-name="Default_20_Paragraph_20_Font"><text:span text:style-name="T1">n</text:span></text:span>em, scriptis mandarem, in illorum gratiam. etiam<text:line-break/>diem unum in hoc sermone gravatim coll<text:span text:style-name="Default_20_Paragraph_20_Font"><text:span text:style-name="T1">o</text:span></text:span>cari. Incipiamus<text:line-break/>igitur jam disciplinam ipsorum, lune sumptu initio. Typum<text:line-break/>lu vocant non <text:span text:style-name="Default_20_Paragraph_20_Font"><text:span text:style-name="T1">o</text:span></text:span>mnem circuitum , sed qui ex integris diebus.<text:line-break/>et noctibus constitutus- est; et secundum unumquemque die-<text:line-break/>rum numerum, pecusiarenr typum esse volunt, non autem<text:line-break/>viginti, aut triginta solum dierum, sed etiam ultra hos ty-<text:line-break/>porum circuitus extendentes. At in typis sus accessionis<text:line-break/>tempus ad alteram accessi<text:span text:style-name="Default_20_Paragraph_20_Font"><text:span text:style-name="T1">o</text:span></text:span>nem non amplius quidem typus,<text:line-break/>sed hoc solum , periodus , ipfis nominatur. Audivi autem<text:line-break/>jam quendam etiam librum integrum non exiguum conscri-<text:line-break/>pfisse , docentem quomodo quis in unaquaque periodo acces-<text:line-break/>suria prop<text:span text:style-name="Default_20_Paragraph_20_Font"><text:span text:style-name="T1">o</text:span></text:span>sita et speciem inveniat typorum et numerum;<text:line-break/>ac per deos admiratus sinu, quae tandem essent, quae in<text:line-break/>libro dicit. Num methodus, ex quibus quis inveniat, quot<text:line-break/>sit typorum implexus, paucissimis versibus doceri potest,<text:line-break/>talis quunr siti Numerum h<text:span text:style-name="Default_20_Paragraph_20_Font"><text:span text:style-name="T1">o</text:span></text:span>rarum uniuscujusque typi</text:p>
      <text:p text:style-name="P3">promptum habere convenit, vel in memoria, vel in charta<text:line-break/>descriptum. Quotidianae typum Viginliquatu<text:span text:style-name="Default_20_Paragraph_20_Font"><text:span text:style-name="T1">o</text:span></text:span>r ; tertianae<text:line-break/>quadiagintaocto ; atque ita deinceps, quartanae quidem se-<text:line-break/>ptuagintaduo; quintanae n<text:span text:style-name="Default_20_Paragraph_20_Font"><text:span text:style-name="T1">o</text:span></text:span>uagintasex ; scxtanae cen-<text:line-break/>tum viginti ; septimae centum quadragintaquatuor ; et alia-<text:line-break/><text:span text:style-name="T8">rum</text:span> , ut haec tabula subscripta habet.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Normal">T <text:span text:style-name="T8">Y</text:span> P I HORAS.</text:p>
          </table:table-cell>
          <table:table-cell table:style-name="Tableau1.A1" office:value-type="string">
            <text:p text:style-name="P4"/>
          </table:table-cell>
        </table:table-row>
        <table:table-row table:style-name="Tableau1.2">
          <table:table-cell table:style-name="Tableau1.A1" office:value-type="string">
            <text:p text:style-name="Normal">Quotidianus</text:p>
          </table:table-cell>
          <table:table-cell table:style-name="Tableau1.A1" office:value-type="string">
            <text:p text:style-name="Normal"><text:span text:style-name="Default_20_Paragraph_20_Font"><text:span text:style-name="T4">24</text:span></text:span></text:p>
          </table:table-cell>
        </table:table-row>
        <table:table-row table:style-name="Tableau1.3">
          <table:table-cell table:style-name="Tableau1.A1" office:value-type="string">
            <text:p text:style-name="Normal">Tertianus</text:p>
          </table:table-cell>
          <table:table-cell table:style-name="Tableau1.A1" office:value-type="string">
            <text:p text:style-name="Normal"><text:span text:style-name="Default_20_Paragraph_20_Font"><text:span text:style-name="T4">46</text:span></text:span></text:p>
          </table:table-cell>
        </table:table-row>
        <table:table-row table:style-name="Tableau1.4">
          <table:table-cell table:style-name="Tableau1.A4" office:value-type="string">
            <text:p text:style-name="Normal">Quartanus</text:p>
          </table:table-cell>
          <table:table-cell table:style-name="Tableau1.A4" office:value-type="string">
            <text:p text:style-name="Normal"><text:span text:style-name="Default_20_Paragraph_20_Font"><text:span text:style-name="T4">72</text:span></text:span></text:p>
          </table:table-cell>
        </table:table-row>
        <table:table-row table:style-name="Tableau1.5">
          <table:table-cell table:style-name="Tableau1.A1" office:value-type="string">
            <text:p text:style-name="Normal">Quiutanus</text:p>
          </table:table-cell>
          <table:table-cell table:style-name="Tableau1.A1" office:value-type="string">
            <text:p text:style-name="Normal"><text:span text:style-name="Default_20_Paragraph_20_Font"><text:span text:style-name="T4">fisi</text:span></text:span></text:p>
          </table:table-cell>
        </table:table-row>
        <table:table-row table:style-name="Tableau1.6">
          <table:table-cell table:style-name="Tableau1.A1" office:value-type="string">
            <text:p text:style-name="Normal">Sextanus</text:p>
          </table:table-cell>
          <table:table-cell table:style-name="Tableau1.A1" office:value-type="string">
            <text:p text:style-name="Normal"><text:span text:style-name="Default_20_Paragraph_20_Font"><text:span text:style-name="T4">120</text:span></text:span></text:p>
          </table:table-cell>
        </table:table-row>
        <table:table-row table:style-name="Tableau1.7">
          <table:table-cell table:style-name="Tableau1.A1" office:value-type="string">
            <text:p text:style-name="Normal">Septimanus</text:p>
          </table:table-cell>
          <table:table-cell table:style-name="Tableau1.A1" office:value-type="string">
            <text:p text:style-name="Normal"><text:span text:style-name="Default_20_Paragraph_20_Font"><text:span text:style-name="T4">144</text:span></text:span></text:p>
          </table:table-cell>
        </table:table-row>
        <table:table-row table:style-name="Tableau1.8">
          <table:table-cell table:style-name="Tableau1.A1" office:value-type="string">
            <text:p text:style-name="Normal"><text:span text:style-name="T8">Octa</text:span>nus</text:p>
          </table:table-cell>
          <table:table-cell table:style-name="Tableau1.A1" office:value-type="string">
            <text:p text:style-name="P13"><text:span text:style-name="Default_20_Paragraph_20_Font"><text:span text:style-name="T5">168</text:span></text:span></text:p>
          </table:table-cell>
        </table:table-row>
        <table:table-row table:style-name="Tableau1.5">
          <table:table-cell table:style-name="Tableau1.A4" office:value-type="string">
            <text:p text:style-name="Normal">Nonanus</text:p>
          </table:table-cell>
          <table:table-cell table:style-name="Tableau1.A4" office:value-type="string">
            <text:p text:style-name="Normal"><text:span text:style-name="Default_20_Paragraph_20_Font"><text:span text:style-name="T5">1</text:span></text:span><text:span text:style-name="Default_20_Paragraph_20_Font"><text:span text:style-name="T4">92</text:span></text:span></text:p>
          </table:table-cell>
        </table:table-row>
        <table:table-row table:style-name="Tableau1.5">
          <table:table-cell table:style-name="Tableau1.A4" office:value-type="string">
            <text:p text:style-name="Normal">Decumanus</text:p>
          </table:table-cell>
          <table:table-cell table:style-name="Tableau1.A1" office:value-type="string">
            <text:p text:style-name="P14">216</text:p>
          </table:table-cell>
        </table:table-row>
        <table:table-row table:style-name="Tableau1.4">
          <table:table-cell table:style-name="Tableau1.A1" office:value-type="string">
            <text:p text:style-name="Normal"><text:span text:style-name="Default_20_Paragraph_20_Font"><text:span text:style-name="T4">Undecumanus</text:span></text:span></text:p>
          </table:table-cell>
          <table:table-cell table:style-name="Tableau1.A1" office:value-type="string">
            <text:p text:style-name="Normal"><text:span text:style-name="Default_20_Paragraph_20_Font"><text:span text:style-name="T4">240</text:span></text:span></text:p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Normal">Duodecumam</text:p>
          </table:table-cell>
          <table:table-cell table:style-name="Tableau2.A1" office:value-type="string">
            <text:p text:style-name="Normal">264</text:p>
          </table:table-cell>
        </table:table-row>
        <table:table-row table:style-name="Tableau2.2">
          <table:table-cell table:style-name="Tableau2.A2" office:value-type="string">
            <text:p text:style-name="Normal">Tridecumanus</text:p>
          </table:table-cell>
          <table:table-cell table:style-name="Tableau2.A2" office:value-type="string">
            <text:p text:style-name="Normal"><text:span text:style-name="Default_20_Paragraph_20_Font"><text:span text:style-name="T4">2</text:span></text:span><text:span text:style-name="Default_20_Paragraph_20_Font"><text:span text:style-name="T5">88</text:span></text:span></text:p>
          </table:table-cell>
        </table:table-row>
        <table:table-row table:style-name="Tableau2.3">
          <table:table-cell table:style-name="Tableau2.A1" office:value-type="string">
            <text:p text:style-name="Normal">Quatuordecumanus</text:p>
          </table:table-cell>
          <table:table-cell table:style-name="Tableau2.A1" office:value-type="string">
            <text:p text:style-name="Normal"><text:span text:style-name="Default_20_Paragraph_20_Font"><text:span text:style-name="T4">312</text:span></text:span></text:p>
          </table:table-cell>
        </table:table-row>
        <table:table-row table:style-name="Tableau2.4">
          <table:table-cell table:style-name="Tableau2.A1" office:value-type="string">
            <text:p text:style-name="Normal">Quin decumanus</text:p>
          </table:table-cell>
          <table:table-cell table:style-name="Tableau2.A1" office:value-type="string">
            <text:p text:style-name="Normal"><text:span text:style-name="Default_20_Paragraph_20_Font"><text:span text:style-name="T5">33</text:span></text:span><text:span text:style-name="Default_20_Paragraph_20_Font"><text:span text:style-name="T4">6</text:span></text:span></text:p>
          </table:table-cell>
        </table:table-row>
        <table:table-row table:style-name="Tableau2.5">
          <table:table-cell table:style-name="Tableau2.A1" office:value-type="string">
            <text:p text:style-name="Normal">Sexdecumanus</text:p>
          </table:table-cell>
          <table:table-cell table:style-name="Tableau2.A1" office:value-type="string">
            <text:p text:style-name="P13"><text:span text:style-name="Default_20_Paragraph_20_Font"><text:span text:style-name="T5">360</text:span></text:span></text:p>
          </table:table-cell>
        </table:table-row>
        <table:table-row table:style-name="Tableau2.6">
          <table:table-cell table:style-name="Tableau2.A6" office:value-type="string">
            <text:p text:style-name="Normal">Septemdecumanus</text:p>
          </table:table-cell>
          <table:table-cell table:style-name="Tableau2.A2" office:value-type="string">
            <text:p text:style-name="Normal"><text:span text:style-name="Default_20_Paragraph_20_Font"><text:span text:style-name="T4">364</text:span></text:span></text:p>
          </table:table-cell>
        </table:table-row>
        <table:table-row table:style-name="Tableau2.7">
          <table:table-cell table:style-name="Tableau2.A1" office:value-type="string">
            <text:p text:style-name="Normal">Octodecu manus</text:p>
          </table:table-cell>
          <table:table-cell table:style-name="Tableau2.A1" office:value-type="string">
            <text:p text:style-name="Normal"><text:span text:style-name="Default_20_Paragraph_20_Font"><text:span text:style-name="T4">40</text:span></text:span><text:span text:style-name="Default_20_Paragraph_20_Font"><text:span text:style-name="T5">8</text:span></text:span></text:p>
          </table:table-cell>
        </table:table-row>
        <table:table-row table:style-name="Tableau2.2">
          <table:table-cell table:style-name="Tableau2.A2" office:value-type="string">
            <text:p text:style-name="Normal">Novemdecmnanus</text:p>
          </table:table-cell>
          <table:table-cell table:style-name="Tableau2.A2" office:value-type="string">
            <text:p text:style-name="Normal"><text:span text:style-name="Default_20_Paragraph_20_Font"><text:span text:style-name="T4">432</text:span></text:span></text:p>
          </table:table-cell>
        </table:table-row>
        <table:table-row table:style-name="Tableau2.6">
          <table:table-cell table:style-name="Tableau2.A6" office:value-type="string">
            <text:p text:style-name="Normal">Vigesi manus</text:p>
          </table:table-cell>
          <table:table-cell table:style-name="Tableau2.A2" office:value-type="string">
            <text:p text:style-name="Normal"><text:span text:style-name="Default_20_Paragraph_20_Font"><text:span text:style-name="T4">456</text:span></text:span></text:p>
          </table:table-cell>
        </table:table-row>
        <table:table-row table:style-name="Tableau2.2">
          <table:table-cell table:style-name="Tableau2.A6" office:value-type="string">
            <text:p text:style-name="Normal">V igesiman usprimus</text:p>
          </table:table-cell>
          <table:table-cell table:style-name="Tableau2.A1" office:value-type="string">
            <text:p text:style-name="Normal"><text:span text:style-name="Default_20_Paragraph_20_Font"><text:span text:style-name="T4">4</text:span></text:span><text:span text:style-name="Default_20_Paragraph_20_Font"><text:span text:style-name="T5">80</text:span></text:span></text:p>
          </table:table-cell>
        </table:table-row>
        <table:table-row table:style-name="Tableau2.4">
          <table:table-cell table:style-name="Tableau2.A1" office:value-type="string">
            <text:p text:style-name="Normal">Vigesimanussccundus</text:p>
          </table:table-cell>
          <table:table-cell table:style-name="Tableau2.A1" office:value-type="string">
            <text:p text:style-name="Normal"><text:span text:style-name="Default_20_Paragraph_20_Font"><text:span text:style-name="T4">504</text:span></text:span></text:p>
          </table:table-cell>
        </table:table-row>
        <table:table-row table:style-name="Tableau2.4">
          <table:table-cell table:style-name="Tableau2.A1" office:value-type="string">
            <text:p text:style-name="Normal">Vigesimanustertius</text:p>
          </table:table-cell>
          <table:table-cell table:style-name="Tableau2.A1" office:value-type="string">
            <text:p text:style-name="Normal"><text:span text:style-name="Default_20_Paragraph_20_Font"><text:span text:style-name="T4">52</text:span></text:span><text:span text:style-name="Default_20_Paragraph_20_Font"><text:span text:style-name="T5">8</text:span></text:span></text:p>
          </table:table-cell>
        </table:table-row>
        <table:table-row table:style-name="Tableau2.4">
          <table:table-cell table:style-name="Tableau2.A6" office:value-type="string">
            <text:p text:style-name="Normal">V igesiman usquartus</text:p>
          </table:table-cell>
          <table:table-cell table:style-name="Tableau2.A1" office:value-type="string">
            <text:p text:style-name="Normal"><text:span text:style-name="Default_20_Paragraph_20_Font"><text:span text:style-name="T4">552</text:span></text:span></text:p>
          </table:table-cell>
        </table:table-row>
        <table:table-row table:style-name="Tableau2.4">
          <table:table-cell table:style-name="Tableau2.A1" office:value-type="string">
            <text:p text:style-name="Normal">V igesimanusquintus</text:p>
          </table:table-cell>
          <table:table-cell table:style-name="Tableau2.A1" office:value-type="string">
            <text:p text:style-name="Normal"><text:span text:style-name="Default_20_Paragraph_20_Font"><text:span text:style-name="T4">576</text:span></text:span></text:p>
          </table:table-cell>
        </table:table-row>
        <table:table-row table:style-name="Tableau2.15">
          <table:table-cell table:style-name="Tableau2.A1" office:value-type="string">
            <text:p text:style-name="Normal">V igesimanusscxtus</text:p>
          </table:table-cell>
          <table:table-cell table:style-name="Tableau2.A1" office:value-type="string">
            <text:p text:style-name="Normal"><text:span text:style-name="Default_20_Paragraph_20_Font"><text:span text:style-name="T4">6</text:span></text:span><text:span text:style-name="Default_20_Paragraph_20_Font"><text:span text:style-name="T5">00</text:span></text:span></text:p>
          </table:table-cell>
        </table:table-row>
        <table:table-row table:style-name="Tableau2.3">
          <table:table-cell table:style-name="Tableau2.A1" office:value-type="string">
            <text:p text:style-name="Normal">V igetimanusscp limus</text:p>
          </table:table-cell>
          <table:table-cell table:style-name="Tableau2.A1" office:value-type="string">
            <text:p text:style-name="Normal"><text:span text:style-name="Default_20_Paragraph_20_Font"><text:span text:style-name="T4">624</text:span></text:span></text:p>
          </table:table-cell>
        </table:table-row>
        <table:table-row table:style-name="Tableau2.7">
          <table:table-cell table:style-name="Tableau2.A6" office:value-type="string">
            <text:p text:style-name="Normal">V igeHmanusoctavus</text:p>
          </table:table-cell>
          <table:table-cell table:style-name="Tableau2.A1" office:value-type="string">
            <text:p text:style-name="Normal"><text:span text:style-name="Default_20_Paragraph_20_Font"><text:span text:style-name="T4">646</text:span></text:span></text:p>
          </table:table-cell>
        </table:table-row>
        <table:table-row table:style-name="Tableau2.18">
          <table:table-cell table:style-name="Tableau2.A6" office:value-type="string">
            <text:p text:style-name="Normal">V igclimanusnouus</text:p>
          </table:table-cell>
          <table:table-cell table:style-name="Tableau2.A6" office:value-type="string">
            <text:p text:style-name="Normal"><text:span text:style-name="Default_20_Paragraph_20_Font"><text:span text:style-name="T4">672</text:span></text:span>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Trigesimanus</text:p>
          </table:table-cell>
          <table:table-cell table:style-name="Tableau3.A1" office:value-type="string">
            <text:p text:style-name="Normal">696</text:p>
          </table:table-cell>
        </table:table-row>
        <table:table-row table:style-name="Tableau3.1">
          <table:table-cell table:style-name="Tableau3.A1" office:value-type="string">
            <text:p text:style-name="Normal">Trigefimanusprimus</text:p>
          </table:table-cell>
          <table:table-cell table:style-name="Tableau3.A1" office:value-type="string">
            <text:p text:style-name="Normal">720</text:p>
          </table:table-cell>
        </table:table-row>
        <table:table-row table:style-name="Tableau3.3">
          <table:table-cell table:style-name="Tableau3.A1" office:value-type="string">
            <text:p text:style-name="Normal">Trigefimanusfecundus</text:p>
          </table:table-cell>
          <table:table-cell table:style-name="Tableau3.A1" office:value-type="string">
            <text:p text:style-name="Normal">744</text:p>
          </table:table-cell>
        </table:table-row>
        <table:table-row table:style-name="Tableau3.4">
          <table:table-cell table:style-name="Tableau3.A1" office:value-type="string">
            <text:p text:style-name="P7">Trigefimauustertius<text:tab/>.</text:p>
          </table:table-cell>
          <table:table-cell table:style-name="Tableau3.A1" office:value-type="string">
            <text:p text:style-name="Normal">.768</text:p>
          </table:table-cell>
        </table:table-row>
        <table:table-row table:style-name="Tableau3.5">
          <table:table-cell table:style-name="Tableau3.A1" office:value-type="string">
            <text:p text:style-name="Normal">Tiigesimanusquartus</text:p>
          </table:table-cell>
          <table:table-cell table:style-name="Tableau3.A1" office:value-type="string">
            <text:p text:style-name="P15">792</text:p>
          </table:table-cell>
        </table:table-row>
        <table:table-row table:style-name="Tableau3.4">
          <table:table-cell table:style-name="Tableau3.A6" office:value-type="string">
            <text:p text:style-name="Normal">Trigesimanusquintus</text:p>
          </table:table-cell>
          <table:table-cell table:style-name="Tableau3.B6" office:value-type="string">
            <text:p text:style-name="Normal">8<text:span text:style-name="T8">1</text:span>6</text:p>
          </table:table-cell>
        </table:table-row>
        <table:table-row table:style-name="Tableau3.4">
          <table:table-cell table:style-name="Tableau3.A7" office:value-type="string">
            <text:p text:style-name="Normal">Trigesunany.sfextus</text:p>
          </table:table-cell>
          <table:table-cell table:style-name="Tableau3.B7" office:value-type="string">
            <text:p text:style-name="Normal">840</text:p>
          </table:table-cell>
        </table:table-row>
        <table:table-row table:style-name="Tableau3.5">
          <table:table-cell table:style-name="Tableau3.A8" office:value-type="string">
            <text:p text:style-name="Normal">Trigefimanusfeptimus</text:p>
          </table:table-cell>
          <table:table-cell table:style-name="Tableau3.B8" office:value-type="string">
            <text:p text:style-name="Normal">864</text:p>
          </table:table-cell>
        </table:table-row>
        <table:table-row table:style-name="Tableau3.9">
          <table:table-cell table:style-name="Tableau3.A1" office:value-type="string">
            <text:p text:style-name="Normal">Trigestma<text:span text:style-name="Default_20_Paragraph_20_Font"><text:span text:style-name="T1">n</text:span></text:span>usoctavus</text:p>
          </table:table-cell>
          <table:table-cell table:style-name="Tableau3.A1" office:value-type="string">
            <text:p text:style-name="Normal">888</text:p>
          </table:table-cell>
        </table:table-row>
        <table:table-row table:style-name="Tableau3.10">
          <table:table-cell table:style-name="Tableau3.A1" office:value-type="string">
            <text:p text:style-name="Normal">Trigesimanus<text:span text:style-name="Default_20_Paragraph_20_Font"><text:span text:style-name="T1">n</text:span></text:span>onus</text:p>
          </table:table-cell>
          <table:table-cell table:style-name="Tableau3.A1" office:value-type="string">
            <text:p text:style-name="Normal">9<text:span text:style-name="T8">1</text:span>2</text:p>
          </table:table-cell>
        </table:table-row>
        <table:table-row table:style-name="Tableau3.4">
          <table:table-cell table:style-name="Tableau3.A1" office:value-type="string">
            <text:p text:style-name="Normal">Quadragesunanus</text:p>
          </table:table-cell>
          <table:table-cell table:style-name="Tableau3.A1" office:value-type="string">
            <text:p text:style-name="Normal"><text:span text:style-name="T8">9</text:span>36</text:p>
          </table:table-cell>
        </table:table-row>
        <table:table-row table:style-name="Tableau3.12">
          <table:table-cell table:style-name="Tableau3.A1" office:value-type="string">
            <text:p text:style-name="Normal">Quadragesimanusprimus</text:p>
          </table:table-cell>
          <table:table-cell table:style-name="Tableau3.A1" office:value-type="string">
            <text:p text:style-name="Normal">960</text:p>
          </table:table-cell>
        </table:table-row>
        <table:table-row table:style-name="Tableau3.1">
          <table:table-cell table:style-name="Tableau3.A1" office:value-type="string">
            <text:p text:style-name="Normal">Quadrageni manusfecundus</text:p>
          </table:table-cell>
          <table:table-cell table:style-name="Tableau3.A1" office:value-type="string">
            <text:p text:style-name="Normal">984</text:p>
          </table:table-cell>
        </table:table-row>
        <table:table-row table:style-name="Tableau3.5">
          <table:table-cell table:style-name="Tableau3.A14" office:value-type="string">
            <text:p text:style-name="Normal">Q uadragefimanustertius</text:p>
          </table:table-cell>
          <table:table-cell table:style-name="Tableau3.B14" office:value-type="string">
            <text:p text:style-name="Normal">1008</text:p>
          </table:table-cell>
        </table:table-row>
        <table:table-row table:style-name="Tableau3.4">
          <table:table-cell table:style-name="Tableau3.A15" office:value-type="string">
            <text:p text:style-name="Normal">Quadragefimanusquartus</text:p>
          </table:table-cell>
          <table:table-cell table:style-name="Tableau3.B15" office:value-type="string">
            <text:p text:style-name="Normal">1032</text:p>
          </table:table-cell>
        </table:table-row>
        <table:table-row table:style-name="Tableau3.16">
          <table:table-cell table:style-name="Tableau3.A1" office:value-type="string">
            <text:p text:style-name="Normal">Quadragefimanusquintus</text:p>
          </table:table-cell>
          <table:table-cell table:style-name="Tableau3.B16" office:value-type="string">
            <text:p text:style-name="Normal">1056</text:p>
          </table:table-cell>
        </table:table-row>
        <table:table-row table:style-name="Tableau3.5">
          <table:table-cell table:style-name="Tableau3.A1" office:value-type="string">
            <text:p text:style-name="Normal">Quadragesimanusfextus</text:p>
          </table:table-cell>
          <table:table-cell table:style-name="Tableau3.B17" office:value-type="string">
            <text:p text:style-name="Normal">1080</text:p>
          </table:table-cell>
        </table:table-row>
        <table:table-row table:style-name="Tableau3.1">
          <table:table-cell table:style-name="Tableau3.A18" office:value-type="string">
            <text:p text:style-name="Normal">Quadragefimanusseptimus</text:p>
          </table:table-cell>
          <table:table-cell table:style-name="Tableau3.B18" office:value-type="string">
            <text:p text:style-name="Normal">1104</text:p>
          </table:table-cell>
        </table:table-row>
      </table:table>
      <text:p text:style-name="P5"/>
      <text:p text:style-name="P8">Quadragefimanusoctavus<text:tab/><text:tab/>112<text:span text:style-name="T8">8</text:span></text:p>
      <text:p text:style-name="P9">Quadragesimanusnonus<text:tab/>1152</text:p>
      <text:p text:style-name="P9">Quinquagefimanus<text:tab/>1176</text:p>
      <text:p text:style-name="P1">Hujusmodi habeant lu charta tabulam paratam qui facile<text:line-break/>compulere non possunt. Post hujus apparatum inspiciatur<text:line-break/>proposita accessio ex periodicis accessionum horis, cujus pri-<text:line-break/>mum scriptorum numerorum sit pars. Hoc enim i<text:span text:style-name="Default_20_Paragraph_20_Font"><text:span text:style-name="T1">n</text:span></text:span>vento<text:line-break/>typi genus habebunt (genus autem, vel speciem, vel for-<text:line-break/>mam, vel naturam, in praesentiarum dicere nihil intererit)<text:line-break/>numerum autem, typis inventis, secundum partem. Si<text:line-break/>enim tertia fuerit pars horarum typi <text:span text:style-name="Default_20_Paragraph_20_Font"><text:span text:style-name="T1">n</text:span></text:span>umerus periodi , tres<text:line-break/>dices typos illos invicem implexos ; si quarta , quatuor ; si<text:line-break/>quinta, quinque, numero semper ex parte n<text:span text:style-name="Default_20_Paragraph_20_Font"><text:span text:style-name="T1">o</text:span></text:span>men imponens.<text:line-break/>Ut autem exemplo meth<text:span text:style-name="Default_20_Paragraph_20_Font"><text:span text:style-name="T1">o</text:span></text:span>dus fiat manifestior, fingamus ali-<text:line-break/>quem accessionem experiri horis sex ; hanc autem remittere<text:line-break/>duabus, ut totus circuitus octo sit horarum. lu hac hypo-</text:p>
      <text:p text:style-name="P3">thesi cousiderato, quae pars sint octo vigintiquatuor; deinde<text:line-break/>inveniens tertiam esse, quotidianas tres implens esse dices;<text:line-break/>quotidianas <text:span text:style-name="Default_20_Paragraph_20_Font"><text:span text:style-name="T1">t</text:span></text:span>une, quoniam numeri vigintiquatuor pars est<text:line-break/>numerus-octo..continens ; tres autem, quia tertia pars. Sup .<text:line-break/>ponatur rursum siexdecim horarum esse accessionum circui-<text:line-break/>tum. Quoniam igitur siexdecim numerus viglutiquatuor nulla<text:line-break/>est pars-, quadraginta autem octo tertia est, et quadragluta-<text:line-break/>octo tertianae periodi est: numerus , tres febres tertianas i<text:span text:style-name="Default_20_Paragraph_20_Font"><text:span text:style-name="T1">n-<text:line-break/></text:span></text:span>vicem implicatas esse dices. Supponatur corsum accessio-<text:line-break/>num periodus esse horarum octodecim ; pars autem haec est<text:line-break/>neque quotidianae horarum numeri, neque tertianae, fed<text:line-break/>quartanae, qui horarum septuaginta duarum est. Dices igitur<text:line-break/>quatuor quartanas implicatas esse ; quartanas <text:span text:style-name="Default_20_Paragraph_20_Font"><text:span text:style-name="T1">t</text:span></text:span>une , quoniam<text:line-break/>ex septuaginta duarum horarum numero constat; quatuor<text:line-break/>autem, quoniam octodecim horarum numerus pars qua<text:span text:style-name="Default_20_Paragraph_20_Font"><text:span text:style-name="T1">r</text:span></text:span>ta<text:line-break/>esit septuagintaduarum. Statuamus iterum accessionum pe-<text:line-break/>rrodum horarum esse quinque, pars autem <text:span text:style-name="Default_20_Paragraph_20_Font"><text:span text:style-name="T1">t</text:span></text:span>unt quinque ho- -<text:line-break/>rae centen<text:span text:style-name="Default_20_Paragraph_20_Font"><text:span text:style-name="T1">o</text:span></text:span>rum viginti vigefimaquarta; dices igitur typos</text:p>
      <text:p text:style-name="P3">fextanos vigintiquatuor invicem esse implexos. Pone rur-<text:line-break/>fus accessionum horarum periodum <text:span text:style-name="Default_20_Paragraph_20_Font"><text:span text:style-name="T1">s</text:span></text:span>eptem , pars autem hae<text:line-break/>I.unt centenarum fexagintaocto horarum , hoc est octani typi,<text:line-break/>vigesimaquarta. Quare pronunciabis typos octanos esse vi-<text:line-break/>gi n li quatuor. Finge iterum accessionum periodum horarum<text:line-break/>.novem; pars autem sunt hae ducentenarum fexdecim hora-<text:line-break/>rum vigefimaquarta ; hae rursus ducentae fexdecim sunt de-<text:line-break/>cimi typi circuitus. Erunt igitur in hypothesi hac decumani<text:line-break/>typi quatuor et viginti. Subiciatur rursus accessionum pe-<text:line-break/>r indita horarum decem ; duodecima autem pars est numerus<text:line-break/>hic centenarum viginti, qui est sextanae periodi; idcirco<text:line-break/>sextauae erunt du<text:span text:style-name="Default_20_Paragraph_20_Font"><text:span text:style-name="T1">o</text:span></text:span>decim. Ponatur iterum accessionum cir-<text:line-break/>cuitus undecim esse horarum, mensura autem est ducentarum<text:line-break/>sexagintaquatu<text:span text:style-name="Default_20_Paragraph_20_Font"><text:span text:style-name="T1">o</text:span></text:span>r muneri mIdecim per vigiutiquatuor. Erunt<text:line-break/>igitur vigintiquatuor typi duodecumam invicem impliciti,<text:line-break/>quoniam secundum vigintiquatuor numerum undecim duo-<text:line-break/>decumaui typi horarum numerum moliuntur, qui est ducen-<text:line-break/>tarum sexagintaquatuor. Semper igitur typorum species ex</text:p>
      <text:p text:style-name="P3">numeris in tabula descriptis invenietur; multitudo vero<text:line-break/>ipsorum deprehenditur, si n<text:span text:style-name="Default_20_Paragraph_20_Font"><text:span text:style-name="T1">o</text:span></text:span>scas, quota numeri pars ac-<text:line-break/>cessionum h<text:span text:style-name="Default_20_Paragraph_20_Font"><text:span text:style-name="T1">o</text:span></text:span>rarum numerus existat; qu<text:span text:style-name="Default_20_Paragraph_20_Font"><text:span text:style-name="T1">o</text:span></text:span>d idem esit ac si<text:line-break/>noveris, juxta quem numerum is; qui accessionum est, typi<text:line-break/>numerum metitur : siquidem a fe mutuo denominationem <text:span text:style-name="Default_20_Paragraph_20_Font"><text:span text:style-name="T1">t</text:span></text:span>u-<text:line-break/>munt et numerus lue et pars. Nihil igitur interest ulcere,<text:line-break/>tertiam esse partem duodecim horarum quaternarium nume-<text:line-break/>rmn, aut duodecim per tria in quatuor partum Simile<text:line-break/>huic esit etiam si ita dicamus, quaternarius du<text:span text:style-name="Default_20_Paragraph_20_Font"><text:span text:style-name="T1">o</text:span></text:span>denarium<text:line-break/>per ternarium metitur. Redacta igitur rursus in pauca ca-<text:line-break/>pita messio d<text:span text:style-name="Default_20_Paragraph_20_Font"><text:span text:style-name="T1">o</text:span></text:span> , ad alium deinceps sermonem digrediar. Erunt<text:line-break/>autem tanquam quadam ipsius definitiones hujusm<text:span text:style-name="Default_20_Paragraph_20_Font"><text:span text:style-name="T1">o</text:span></text:span>di. lu-<text:line-break/>spiciendae veniunt accessionum periodorum h<text:span text:style-name="Default_20_Paragraph_20_Font"><text:span text:style-name="T1">o</text:span></text:span>rae, qu<text:span text:style-name="Default_20_Paragraph_20_Font"><text:span text:style-name="T1">o</text:span></text:span>ta<text:line-break/>pars sint h<text:span text:style-name="Default_20_Paragraph_20_Font"><text:span text:style-name="T1">o</text:span></text:span>rarum typorum. Etenim a parte denominatus<text:line-break/>numerus copia typorum erit; at qui ab his partitus; ipse<text:line-break/>typus est. Alia autem orati<text:span text:style-name="Default_20_Paragraph_20_Font"><text:span text:style-name="T1">o</text:span></text:span>ne idem sic lulerpretabitm.<text:line-break/>Accessi<text:span text:style-name="Default_20_Paragraph_20_Font"><text:span text:style-name="T1">o</text:span></text:span>num peri<text:span text:style-name="Default_20_Paragraph_20_Font"><text:span text:style-name="T1">o</text:span></text:span>di numerum h<text:span text:style-name="Default_20_Paragraph_20_Font"><text:span text:style-name="T1">o</text:span></text:span>rarum inspicito, per quem</text:p>
      <text:p text:style-name="P3">metiatur quemlibet ex iis, qui tabella habentur. Ipsc enim<text:line-break/>ex tabella numerus typorum speciem indicabit; is ver<text:span text:style-name="Default_20_Paragraph_20_Font"><text:span text:style-name="T1">o</text:span></text:span>- per<text:line-break/>quem eum periodi numerus metitur, multitudinem ipsorum<text:line-break/>indicat. Alia vero oratione idem hoc pacto exponetur.<text:line-break/>Numerus horarrmr periodicarum accessionis quoties metitur<text:line-break/>aliquem ex iis, qui inter typos habentur, toties typus ille<text:line-break/>sibi ipsi implicatur ; sive autem implicatur , sive complicatur<text:line-break/>dicas , nihil refer I.</text:p>
      <text:h text:style-name="Heading_20_2" text:outline-level="2">Cap. V. </text:h>
      <text:p text:style-name="P12">Jam multis aliis verbis eandem methodmn<text:line-break/>licet interpretari. Verum sufficit etiam hactenus va<text:span text:style-name="Default_20_Paragraph_20_Font"><text:span text:style-name="T1">n</text:span></text:span>am<text:line-break/>istorum artem percensuisse, ut paucis capitibus singulos er-<text:line-break/>rores , qui loquuntur , possimus ostendere ; rursus a prom-<text:line-break/>p floribus exorsi. Quum enim, ubi circuitus per accessiones<text:line-break/>repetens horarum duodecim. suerit, possint quidem er duae<text:line-break/>quotidianae esse, possint et quatuor tertianae; et quartanae<text:line-break/>nihilominus sex, et octo quintanae, et decem fextanae , et<text:line-break/>duodecim septimanae, et quatuordecim octanae, et sexde-</text:p>
      <text:p text:style-name="P2">cim nonanae, et octodecim decumanae. Rursus igitur eodem<text:line-break/>,-modo via nugacitatis nun parva invenitur, quae sistere ne-<text:line-break/>quit, neque ullum habere scopum definitum, ubi circumseri-<text:line-break/>bere ipsam sit necessarium. Cur enim magis usque ad oct<text:span text:style-name="Default_20_Paragraph_20_Font"><text:span text:style-name="T1">o-<text:line-break/></text:span></text:span>decim decuman<text:span text:style-name="Default_20_Paragraph_20_Font"><text:span text:style-name="T1">o</text:span></text:span>s, aut viginti undecumanas, aut vigintiduas<text:line-break/>duodecumanas procedere convenit, quam ad aliquam perio-<text:line-break/>dorum subsequentium? Licet enim dicere vigiutiquatuor<text:line-break/>quidem esse tridecumanas ; sex autem et viginti quatuor de-<text:line-break/>cumanas, octo autem supra viginti quin-ecumanas , sunili-<text:line-break/>torque his licet addere. Satis enim jam hoc est de quotidi<text:span text:style-name="Default_20_Paragraph_20_Font"><text:span text:style-name="T1">e-<text:line-break/></text:span></text:span>nis. At adhuc nugacius in tertianis et quartanis , ac multo<text:line-break/>magis. omnibus his sequentibus agunt. Sexdecim ergo ho-<text:line-break/>rarum periodus nihilo magis est trium tertianarum, quam<text:line-break/><text:span text:style-name="Default_20_Paragraph_20_Font"><text:span text:style-name="T1">t</text:span></text:span>ex quintan<text:span text:style-name="Default_20_Paragraph_20_Font"><text:span text:style-name="T1">o</text:span></text:span>rum p aut septimanarum novem. P<text:span text:style-name="Default_20_Paragraph_20_Font"><text:span text:style-name="T1">o</text:span></text:span>test: haec<text:line-break/>duodecim quidem nonanarum esse, quindecim autem u<text:span text:style-name="Default_20_Paragraph_20_Font"><text:span text:style-name="T1">n</text:span></text:span>de-<text:line-break/>cuma<text:span text:style-name="Default_20_Paragraph_20_Font"><text:span text:style-name="T1">n</text:span></text:span>arrun, octodecim tridecumanarum, unius autem et ri-<text:line-break/>ginti quindecumanarum, ac ad proportionem omnium sub-<text:line-break/>sequentium. Verum mihi abunde est viam tantum indicasse,</text:p>
      <text:p text:style-name="P3">qua in hujusm<text:span text:style-name="Default_20_Paragraph_20_Font"><text:span text:style-name="T1">o</text:span></text:span>di tempus conterunt. Etenim etiam octo-<text:line-break/>decuit -h<text:span text:style-name="Default_20_Paragraph_20_Font"><text:span text:style-name="T1">o</text:span></text:span>rarum. circuitus .(ubi enim hujus adhuc riam indi-<text:line-break/>caverim, ad aliud transgrediar] quatuor quidem quartana-<text:line-break/>rum est, octo septimanarum, decumanarum du<text:span text:style-name="Default_20_Paragraph_20_Font"><text:span text:style-name="T1">o</text:span></text:span>decim. At-<text:line-break/>que horum <text:span text:style-name="Default_20_Paragraph_20_Font"><text:span text:style-name="T1">o</text:span></text:span>mnium uniuscujusque methodus esit, ut lu di-<text:line-break/>gitis citra tabulae <text:span text:style-name="Default_20_Paragraph_20_Font"><text:span text:style-name="T1">o</text:span></text:span>peram possis numerare. Verum ego sane<text:line-break/>loco instituti<text:span text:style-name="Default_20_Paragraph_20_Font"><text:span text:style-name="T1">o</text:span></text:span>nis singula haec profero iis, qui per aetatem<text:line-break/>puerilem innumeris statim sunt exercitati. Nam homo in-<text:line-break/>exereitatus non messibus, fed t<text:span text:style-name="Default_20_Paragraph_20_Font"><text:span text:style-name="T1">o</text:span></text:span>tis annis ad eos indiget, quo<text:line-break/>in rebus inutilibus fiat sapiens, quae cum studi<text:span text:style-name="Default_20_Paragraph_20_Font"><text:span text:style-name="T1">o</text:span></text:span> nonnull<text:span text:style-name="Default_20_Paragraph_20_Font"><text:span text:style-name="T1">o</text:span></text:span>s<text:line-break/>sibi invicem pr<text:span text:style-name="Default_20_Paragraph_20_Font"><text:span text:style-name="T1">o</text:span></text:span>ponere. n<text:span text:style-name="Default_20_Paragraph_20_Font"><text:span text:style-name="T1">o</text:span></text:span>n pudet. Quod igitur bifariam<text:line-break/>errent <text:span text:style-name="Default_20_Paragraph_20_Font"><text:span text:style-name="T1">o</text:span></text:span>mnes, qui de typis c<text:span text:style-name="Default_20_Paragraph_20_Font"><text:span text:style-name="T1">o</text:span></text:span>mmentarios scripserunt, dum<text:line-break/>neque m<text:span text:style-name="Default_20_Paragraph_20_Font"><text:span text:style-name="T1">or</text:span></text:span>borum species docent, neque in rebus frugiferis<text:line-break/>tempus. consumunt, .abunde fatis arbitror esse demonstratum.</text:p>
      <text:h text:style-name="Heading_20_2" text:outline-level="2">Cap. VI. . </text:h>
      <text:p text:style-name="P12">Quandoquidem vero coege<text:span text:style-name="Default_20_Paragraph_20_Font"><text:span text:style-name="T1">r</text:span></text:span>unt nos reli-<text:line-break/>ctis utilibus tempus in refellendis ipsis perdere , <text:span text:style-name="Default_20_Paragraph_20_Font"><text:span text:style-name="T1">o</text:span></text:span>stendamus<text:line-break/>ipsis lu quantam .stupiuilatem perveniunt tum ipsi tum qui<text:line-break/>ipsis tanquam utile . aliquid d<text:span text:style-name="Default_20_Paragraph_20_Font"><text:span text:style-name="T1">o</text:span></text:span>centibus attendunt. Nam</text:p>
      <text:p text:style-name="P3">quum fateantur de re quae fieri non potest fe verba facere,<text:line-break/>attamen ut exerritium quoddam tractare , car ne millesima<text:line-break/>quidem totius curationis parte exercentur? Praeterea hypo-.<text:line-break/>thefes ipsorum inter fe pugnant, quas etiam primas tibi<text:line-break/>percensebo. Nonnulli ipforum usque ad quindecim dies<text:line-break/>typorum circuitus proccderc statuunt; nonnulli vero usque<text:line-break/>ad menfcm; fiunt qui etiam ad duos tresve menses venire<text:line-break/>ponunt. Ego vero quum sententiam habeam de iis , quae<text:line-break/>Hippocrates dixit extra periodum quartanam, alibi indicavi,<text:line-break/>ubi docui, ut mihi persuadeo, speculationem utilem arti.<text:line-break/>Nunc autem (neque enim docere mihi propositum i<text:span text:style-name="Default_20_Paragraph_20_Font"><text:span text:style-name="T1">n</text:span></text:span> hoc<text:line-break/>sermone est, sied reprehendere eos, qui neque utilia feri-<text:line-break/>bunt, et speculatio<text:span text:style-name="Default_20_Paragraph_20_Font"><text:span text:style-name="T1">n</text:span></text:span>em laudant i<text:span text:style-name="Default_20_Paragraph_20_Font"><text:span text:style-name="T1">n</text:span></text:span>utilissimam) ad eos pri-<text:line-break/>muro me convertam , qui usque ad quindecumanum typum<text:line-break/>exercitii cau<text:span text:style-name="Default_20_Paragraph_20_Font"><text:span text:style-name="T1">t</text:span></text:span>a procedere <text:span text:style-name="Default_20_Paragraph_20_Font"><text:span text:style-name="T1">t</text:span></text:span>e affirmant ; nam imprude<text:span text:style-name="Default_20_Paragraph_20_Font"><text:span text:style-name="T1">n</text:span></text:span>tes lu<text:line-break/>et. nescii suam or<text:span text:style-name="Default_20_Paragraph_20_Font"><text:span text:style-name="T1">t</text:span></text:span>orum hypothesin aliis, . quas apponunt,<text:line-break/>evertunt. Si enim febris , quae per horas vigi<text:span text:style-name="Default_20_Paragraph_20_Font"><text:span text:style-name="T1">n</text:span></text:span>titres acces-<text:line-break/>sionem habet, non est quotidiana quae anticipet, necessa-</text:p>
      <text:p text:style-name="P3">rium est ipsam quatuor et viginti vigefimasquartanas existere.<text:line-break/>Quemadmodum scilicet et eam, quae u<text:span text:style-name="Default_20_Paragraph_20_Font"><text:span text:style-name="T1">n</text:span></text:span>a hora tardius in-<text:line-break/>vadit, vigefimasscxtanas esse vigintiquatuor. Non igitur<text:line-break/>vere dicunt qui typos in qui<text:span text:style-name="Default_20_Paragraph_20_Font"><text:span text:style-name="T1">n</text:span></text:span>decim dies exporrigi statuunt;<text:line-break/>multo magis quum vel tertianum, aut quartan<text:span text:style-name="Default_20_Paragraph_20_Font"><text:span text:style-name="T1">a</text:span></text:span>m, aut sane<text:line-break/>quintan<text:span text:style-name="Default_20_Paragraph_20_Font"><text:span text:style-name="T1">a</text:span></text:span>m circuitum horis vel duabus, vel tribus tardius<text:line-break/>invadentem, aut praevertentem, in typorum implexus du-<text:line-break/>cunt similiter vigintiquatuor vigefimissextanis. Ut enim<text:line-break/>relicto quindecim dierum circuitu ad quintanae periodum.<text:line-break/>veniam; in hoc typ<text:span text:style-name="Default_20_Paragraph_20_Font"><text:span text:style-name="T1">o</text:span></text:span>, siquidem mia hora accessio anticipet,<text:line-break/>vigintiquatuor nonagesimaesextanae erunt; sin autem more-<text:line-break/>tm , vigintiquatuor rursus nouagesimaeoctanae. At si non- .<text:line-break/>nullas jam praevenientes tardantesque statuant, manifesto<text:line-break/><text:span text:style-name="Default_20_Paragraph_20_Font"><text:span text:style-name="T1">t</text:span></text:span>uam tollunt hypothesim Quare necessarium est typos in-<text:line-break/>tegris diebus et noctibus circumscribi, ipsus statuere, aut<text:line-break/>nihil est quod nugentur. Eo autem flatum typi lu longum<text:line-break/>dierum numerum procedent, quamvis illi nolint. Melius<text:line-break/>igitur forfan faciunt, qui per initia statim numerum dierum</text:p>
      <text:p text:style-name="P3">typorum definiri non posse statuunt; Si enim etiam aliud,<text:line-break/>nihil dicant, pudere saltem ne quis contraipfos disserat efi-<text:line-break/>fugiunt, non quemadmodum priores a <text:span text:style-name="Default_20_Paragraph_20_Font"><text:span text:style-name="T1">s</text:span></text:span>eipsis damnantur,-<text:line-break/>dum typos usque ad quindecim ales progredi supponunt;<text:line-break/>coguntur autem uti non iis stolis, qui ex multis decadibus<text:line-break/>componuntur , fed etiam iis , qui ex centuriis. constant.<text:line-break/>Quoniam igitur nequeunt . typorum multitudinem effugere,-<text:line-break/>fieri non potest ut implicationes invicem .co<text:span text:style-name="Default_20_Paragraph_20_Font"><text:span text:style-name="T1">n</text:span></text:span>nectentes exi-,<text:line-break/>tent: fed quemadmodum qui tres.typos fusos esse ponunt,<text:line-break/>quotidianum, tertianum et quartanum,. tamen. ex ipforum<text:line-break/>implexo multa efficiunt coniugis, ita necessarium erit etiam<text:line-break/>his omnes typos invicem coniungere. Ut igitur implicant<text:line-break/>tres commemoratos, primum sane unumquemque sibi, dein-<text:line-break/>de inter fe; sic necessarium erit his quoque implicare. luci-.<text:line-break/>piamus igitur a quintana, ostendamusque ipsis quomodo huic<text:line-break/>implicita permulta efficiat coniugia-; . nec refert <text:span text:style-name="Default_20_Paragraph_20_Font"><text:span text:style-name="T1">quicquam;<text:line-break/></text:span></text:span>si quis non coniugia, fed implicationes eas appellet. Unum<text:line-break/>itaque coniugium tale est; primo die incipiat quintana, de- -</text:p>
      <text:p text:style-name="P3">inde tertius quartusve dies ab omni febre purus sit: quin-<text:line-break/>tus sane quintanae, quae pruno die incepit, fecundam ha-<text:line-break/>beat accessionem , fextus autem ejus , .quae fecundo invasit ;<text:line-break/>deinde <text:span text:style-name="Default_20_Paragraph_20_Font"><text:span text:style-name="T1">s</text:span></text:span>eptimo et octavo a febre liberis , . nonus quidem fer-<text:line-break/>tiam primae quintanae habeat accessionem , decimus vero fe-<text:line-break/>cundae et ipsa tertiam deinceps: pari proportione quarta<text:line-break/>quintana procedat. Nihil autem refert in prae<text:span text:style-name="Default_20_Paragraph_20_Font"><text:span text:style-name="T1">s</text:span></text:span>entia dupli-<text:line-break/>cem quintanam , aut duas quintanas dicere , quod nec ipsum<text:line-break/>omnes concedunt. Alterum par duarum quintan<text:span text:style-name="Default_20_Paragraph_20_Font"><text:span text:style-name="T1">o</text:span></text:span>rum. Pri-<text:line-break/>mus dies unam accessionem unius habeat quintanae , fecun-<text:line-break/>dus liber sit, deinde tertius alteram quintanaml incipientem<text:line-break/>habeat, proportione in subsequentibus diebus servata. Aliud<text:line-break/>duarum quintanorum coniugium. Primus dies alteram ipfa-<text:line-break/>rum,- quartus alteram incipientem habeat,. subsequentibus.<text:line-break/>diebus proportionem .servantibus. Quartum coniugium dua-.<text:line-break/>rum quiutanarunr. Altera ipsarum prima nocte invadat.<text:line-break/>Quintum duarum quintanarttm coniugium. Altera fp farum</text:p>
      <text:p text:style-name="P3">primo die inriprat, alte<text:span text:style-name="Default_20_Paragraph_20_Font"><text:span text:style-name="T1">r</text:span></text:span>a secunda nocte. Sextum duarum<text:line-break/>quiutanarum par. Altera pruna die auspicetur, reliqua ter-<text:line-break/>tia nocte. Septimum duarum quintan<text:span text:style-name="Default_20_Paragraph_20_Font"><text:span text:style-name="T1">o</text:span></text:span>rum par. Altera<text:line-break/>primo die incipiat, altera quarta nocte. Haec igitur septem<text:line-break/>coniugia coniunximus, statuentes priorem quintanam primo<text:line-break/>die auspicari. Rursus autem alia septem faciemus , primam<text:line-break/>ipsarum nocte prima incipere supponentes. Si igitur ita<text:line-break/>ipsi et fexlauam adjuuxerimus , constat plura fore coniugia;<text:line-break/>ac plura adhuc, si septimanum .implicuerimus ; multoque plu-<text:line-break/>ra, si octanam,- vel etiam decumanam; ut nihil dicam de<text:line-break/>vigesimanis, trigesimanis, quadragesunanis , quaeque praeter<text:line-break/>has ostensae sunt necessario hypotheses ipsorum sequi. illae<text:line-break/>igitur in praesentia dimittantur ; fiant autem a nobis usque<text:line-break/>ad decumanam., Ac primum mihi considera, quod nunc<text:line-break/>quum duplex quintana gignitur , coniugia dixerimus ; si au-<text:line-break/>tem triplex oborta fuerit, constat multitudinem haud pau-<text:line-break/>corum parium aliam generari. Jam vero licet et quadru-<text:line-break/>plicem orfani fieri , quotidie una invadente accessione. .</text:p>
      <text:p text:style-name="P2">Quintuplex etiam fiet, mixta quadruplici, una noctu, quinta<text:line-break/>quadam post commemoratas quatuor quintana, atque hae<text:line-break/>rursus ipsa quadrifariam; vel enim prima nocte principium<text:line-break/>potest funrere, vel quadam sub loquenti, aut fecunda, aut<text:line-break/>tertia, aut quarta, aut quinta. Hoc autem ipfum varium<text:line-break/>his est etiam in aliis typis , et maxime in his , qui plures dies<text:line-break/>continent. Si igitur omnem quintanae varietatem ei , quae<text:line-break/>in <text:span text:style-name="Default_20_Paragraph_20_Font"><text:span text:style-name="T1">t</text:span></text:span>exta est, coniunxeris, rides, opinor, quanta sit multitudo;<text:line-break/>At si eis vel septimanam miscueris vel octanam, aut aliquam<text:line-break/>subsequentium , deinde rursus ex quatuor typis ita invicem<text:line-break/>implicitis alia sarias coniugia, delude ex quinque, postea<text:line-break/>rursus ex pluribus, puto le intelligere, quantus con-<text:line-break/>jugationum numerus futurus fit, aut quot opus. libris ad<text:line-break/>eorum disciplinam. Qualis enim in eis eritplexus, cuna-<text:line-break/>bor tibi paucis indicare, initium sermoni hoc constituens.<text:line-break/>In singulis typis prius conveniet coniugationum varietatem<text:line-break/>peifequi, ut lu quintana paulo ante. ostendi; postea ipsas lu-</text:p>
      <text:p text:style-name="P10"><text:span text:style-name="Default_20_Paragraph_20_Font"><text:span text:style-name="T7">- </text:span></text:span>ter fe complicare , primum sane turum per eorum , quae ex<text:line-break/>qulutana fiunt, verbi causa, uni siextanae coniugio, ut ex<text:line-break/>duobus paribus tertium quoddam aliud oriatur ; deinde om-<text:line-break/>tribus omnia deinceps connectere, .postea ita unum duobus,<text:line-break/>huic .tribus, lune pluribus, usque dum universa typi , qui<text:line-break/>complicatur, coniugia uni permisceas. Post hoc duo paria<text:line-break/>unius typi quintani unicuique aliorum miscere, deinde duo-<text:line-break/>bus, aut tribus, aut quatuor, usque dum omnia invicem<text:line-break/>complicueris ; deinde ita rursus quatuor coni ugia iis, quae in<text:line-break/>unoquo que typo sunt, miscere, postea qui<text:span text:style-name="Default_20_Paragraph_20_Font"><text:span text:style-name="T1">n</text:span></text:span>que, deinde lex,<text:line-break/>usquedum omnia quintani coniugia omnibus aliorum conju-<text:line-break/>giis permsscueris , non simul videlicet omniunr , sed unius- .<text:line-break/>cujusque separatim; ut quintani paria iis, quae lu feptima-<text:line-break/>no habentur; postea ita celani , aut nonani, aut decumani,<text:line-break/>aut alicuius subsequentium coniugiis. Inde quemadmodum<text:line-break/>quintiorum singulis aliis commlscuisti, ita jam decumanum<text:line-break/>unicuique aliorum miscere ; postea septimanum, cosanum<text:line-break/>et reliquos. Ubi vero hoc feceris, necessarium erit trium</text:p>
      <text:p text:style-name="P3">typorum coniugia omnia <text:span text:style-name="Default_20_Paragraph_20_Font"><text:span text:style-name="T1">o</text:span></text:span>mnibus. coniungere, lune quatuor,<text:line-break/>lude quinque, mox sex, postea feptem, atque ita deinceps;<text:line-break/>do.nec<text:span text:style-name="Default_20_Paragraph_20_Font"><text:span text:style-name="T1">. o</text:span></text:span>mnia <text:span text:style-name="Default_20_Paragraph_20_Font"><text:span text:style-name="T1">c</text:span></text:span>urium complicuerimus. Quod vero adeo<text:line-break/>copiofa coniugiorum erit multitudo , ut myriades numerata<text:line-break/>difficiles existant, quemlibet puto etiam numeri imperitum<text:line-break/>intelligere; potest et arithmeticis sermone communicato, au-<text:line-break/>dire ab ipsis multitudinem Ego enim si ostendere nunc<text:line-break/>eam vellem, libro miti opus esset majore iis, quos haec<text:line-break/>u<text:span text:style-name="Default_20_Paragraph_20_Font"><text:span text:style-name="T1">n</text:span></text:span>gentes scripserunt, non co<text:span text:style-name="Default_20_Paragraph_20_Font"><text:span text:style-name="T1">n</text:span></text:span>siderantes se vel millesimam<text:line-break/>implicationum particulam non attigisse, etsi multa inaniter<text:line-break/>sunt loquuti. Si igitur utile esse arbitrantur typos invicem<text:line-break/>commiscere, sciant se utilis millesimam partem invenisse:<text:line-break/>sin autem inutile , . pudore capti jam tandem vocent ad. libros<text:line-break/>Vulcanum, aut si ipsi non vocent, tempus corrumpet. Quis<text:line-break/>enim ex ipsis alius exscribet? quis non.et hos jam dissecans<text:line-break/>lu quotidianos usus impe<text:span text:style-name="Default_20_Paragraph_20_Font"><text:span text:style-name="T1">n</text:span></text:span>det ?</text:p>
      <text:h text:style-name="Heading_20_2" text:outline-level="2">. Cap. Vli. </text:h>
      <text:p text:style-name="P12">His jam scriptis, et quibusdam amicis<text:line-break/>.traditis,. aut aliis discere volentibus,. quomodo tabula sella- .</text:p>
      <text:p text:style-name="P3">beat, ego statim proponentibus typorum multitudinem re-<text:line-break/>lpondeo. Est itaque methodus non alterius cujusdain ge-<text:line-break/>neris , fed priori fubjecta. Perfuadeberis autem et ipsis rem<text:line-break/>ita fe habere, si revoces prius lu memoriam, promptmnve<text:line-break/>semper habeas , diem nos hoc tempore appellare tempus ex<text:line-break/>die et noctu compositum, quem no<text:span text:style-name="Default_20_Paragraph_20_Font"><text:span text:style-name="T1">nn</text:span></text:span>ulli noctidiem noni-<text:line-break/>nant ; sic itaque et annum esse dicimus dierum trecentorum<text:line-break/>fexagintaquinque, et quartae <text:span text:style-name="Default_20_Paragraph_20_Font"><text:span text:style-name="T1">uniu</text:span></text:span>s <text:span text:style-name="Default_20_Paragraph_20_Font"><text:span text:style-name="T1">parti</text:span></text:span>s. Itaque diei unius<text:line-break/>quatuor et viginti horae sunt; duorum quadragintaoctu ;<text:line-break/>trium septuagintaduae; nomina vero typis non a diebus<text:line-break/>completis sunt, <text:span text:style-name="Default_20_Paragraph_20_Font"><text:span text:style-name="T1">t</text:span></text:span>ed ab accessionis repetitione. Tertianam<text:line-break/>fune appellamus, cui tertio die accessio oboritur, duobus<text:line-break/>interea jam nimirum et absolutis; quartanam, cui quarto<text:line-break/>quoque die, tribus et in hac interea diebus completis, ac in<text:line-break/>aliis ad proportionem. Quapropter quum circuitum typi<text:line-break/>quatuor dierum inveneris, quintanam ipsimi dices; non idem<text:line-break/>namque est:, quinto. quoque die accessionem invadere et</text:p>
      <text:p text:style-name="P3">sitis , rursirs reminiscere dictam prius in tabula methodum.<text:line-break/>Dictum autem est propositum horarum periodicarum nume-<text:line-break/>Tum , quae inter duo principia fit accessio , inspici debere, -<text:line-break/>utrum metiatur lu tabula c<text:span text:style-name="Default_20_Paragraph_20_Font"><text:span text:style-name="T1">o</text:span></text:span>ntentum munerum quemlibet.<text:line-break/>Erant autem illi pro h<text:span text:style-name="Default_20_Paragraph_20_Font"><text:span text:style-name="T1">o</text:span></text:span>rarum vigintiquatu<text:span text:style-name="Default_20_Paragraph_20_Font"><text:span text:style-name="T1">o</text:span></text:span>r multiplicati<text:span text:style-name="Default_20_Paragraph_20_Font"><text:span text:style-name="T1">o</text:span></text:span>ne<text:line-break/>effecti. Ut igitur citra tabulam ipsis lu digitis invenias , h<text:span text:style-name="Default_20_Paragraph_20_Font"><text:span text:style-name="T1">o</text:span></text:span>c<text:line-break/>ipsimi facito. Sex quidem et <text:span text:style-name="Default_20_Paragraph_20_Font"><text:span text:style-name="T1">o</text:span></text:span>cto- pr<text:span text:style-name="Default_20_Paragraph_20_Font"><text:span text:style-name="T1">o</text:span></text:span>positis , commode uti-<text:line-break/>que invenies quatu<text:span text:style-name="Default_20_Paragraph_20_Font"><text:span text:style-name="T1">o</text:span></text:span>r qu<text:span text:style-name="Default_20_Paragraph_20_Font"><text:span text:style-name="T1">o</text:span></text:span>tidianas fieri , quum fex horarum<text:line-break/>circuitus propositus existit; tres autem, quum oct<text:span text:style-name="Default_20_Paragraph_20_Font"><text:span text:style-name="T1">o</text:span></text:span>. Septem<text:line-break/>autem prop<text:span text:style-name="Default_20_Paragraph_20_Font"><text:span text:style-name="T1">o</text:span></text:span>sitis , aut alio qu<text:span text:style-name="Default_20_Paragraph_20_Font"><text:span text:style-name="T1">o</text:span></text:span>dam n<text:span text:style-name="Default_20_Paragraph_20_Font"><text:span text:style-name="T1">o</text:span></text:span>n metiente vigintiqua-<text:line-break/>tuor h<text:span text:style-name="Default_20_Paragraph_20_Font"><text:span text:style-name="T1">o</text:span></text:span>rarum <text:span text:style-name="Default_20_Paragraph_20_Font"><text:span text:style-name="T1">n</text:span></text:span>umerum, inspicito virum propositus partem<text:line-break/>aliquam habeat, an nullam praeter unitatem. Si enim ha-<text:line-break/>beat aliquam aliam partem praeter unitatem , quemadm<text:span text:style-name="Default_20_Paragraph_20_Font"><text:span text:style-name="T1">o</text:span></text:span>dum<text:line-break/>novem tertium, quindecim tertiam et quintam, inspicito<text:line-break/>qualis ipsius pars c<text:span text:style-name="Default_20_Paragraph_20_Font"><text:span text:style-name="T1">o</text:span></text:span>mmunis sit numero vigintiquatuor.<text:line-break/>Exempli causa tertiam sane vigintiquatuor h<text:span text:style-name="Default_20_Paragraph_20_Font"><text:span text:style-name="T1">o</text:span></text:span>rarum numerus,<text:line-break/>quintam autem non habet, quemadmodum quindecim hora-<text:line-break/>rutu numerus. Si igitur pr<text:span text:style-name="Default_20_Paragraph_20_Font"><text:span text:style-name="T1">o</text:span></text:span>posita periodus horarum novem</text:p>
      <text:p text:style-name="P3">fuerit , tertium sime hujus capies , tertiam autem et numeri<text:line-break/>viglutiquatuor ; nempe octo; ac dices octo typos asse tribus<text:line-break/>diebus circumscriptos ; volebam autem te memorem esse huise<text:line-break/>jusmodi typos quartanos n<text:span text:style-name="Default_20_Paragraph_20_Font"><text:span text:style-name="T1">o</text:span></text:span>minari. <text:span text:style-name="Default_20_Paragraph_20_Font"><text:span text:style-name="T1">S</text:span></text:span>ed si qui<text:span text:style-name="Default_20_Paragraph_20_Font"><text:span text:style-name="T1">n</text:span></text:span>decim ho-<text:line-break/>rarum circuitus fuerit, quindecim farre tertia parte capta,<text:line-break/>quinque dierum typ<text:span text:style-name="Default_20_Paragraph_20_Font"><text:span text:style-name="T1">o</text:span></text:span>s esse, hoc est fextan<text:span text:style-name="Default_20_Paragraph_20_Font"><text:span text:style-name="T1">o</text:span></text:span>s. At horarum<text:line-break/>xigintiquatuor , quoniam et harum tertia pars octo funt, tot<text:line-break/>esse lices etiam fextanae typos ; quod si nulla pars propofi-<text:line-break/>tus numerus suerit, qualis est septenarius, viginquatuor<text:line-break/>octanas. . Ita quoque si undecim horarum propositus fuerit<text:line-break/>circuitus , vigiutiquatuor typos esse undecim dierum dices,<text:line-break/>hoc est du<text:span text:style-name="Default_20_Paragraph_20_Font"><text:span text:style-name="T1">o</text:span></text:span>decuman<text:span text:style-name="Default_20_Paragraph_20_Font"><text:span text:style-name="T1">o</text:span></text:span>s. Sic ubi tredecim horarum circuitus<text:line-break/>suerit, quatuor et viginti quatuordecumanos. Pari modo fi<text:line-break/>major fuerit propositus circuitus quam horarum viginti qua-<text:line-break/>tuor, siquidem nullam habet mensuram communem cum<text:line-break/>numero xigintiquatuor, quemadmodum in vigintiquinque<text:line-break/>contingit, xigintiquatuor esse typos vigesimosfextanos dices<text:line-break/><text:span text:style-name="Default_20_Paragraph_20_Font"><text:span text:style-name="T1">(quemadm</text:span></text:span>o<text:span text:style-name="Default_20_Paragraph_20_Font"><text:span text:style-name="T1">dum et v</text:span></text:span>i<text:span text:style-name="Default_20_Paragraph_20_Font"><text:span text:style-name="T1">ginti]. </text:span></text:span>At si communis utrique men-<text:line-break/>fura quaepiam fuerit, quemadmodum in vigiutifeptem nu-</text:p>
      <text:p text:style-name="P3">mer<text:span text:style-name="Default_20_Paragraph_20_Font"><text:span text:style-name="T1">o</text:span></text:span> tertia pars est, octo decunranos asseverabis; quando-<text:line-break/>quidem horarum vigintiquatuor tertia pars furit <text:span text:style-name="Default_20_Paragraph_20_Font"><text:span text:style-name="T1">o</text:span></text:span>cto, vi-<text:line-break/>glutifieptem autem novem. Quippe constat decumani typi<text:line-break/>circuitum esse dierum n<text:span text:style-name="Default_20_Paragraph_20_Font"><text:span text:style-name="T1">o</text:span></text:span>vem absolutorum, qui fane horarum<text:line-break/>numerum ducentarum fexdecim efficiunt, cujus pars <text:span text:style-name="Default_20_Paragraph_20_Font"><text:span text:style-name="T1">o</text:span></text:span>ctava<text:line-break/>est propositus vigintifeptem horarum numerus. Haec igitur<text:line-break/>methodus communi in tabula praedictae fubjacet, tantum ah<text:line-break/>illa differens , quod aliquis etiam citra tabulam invenire po-<text:line-break/>test primum horarum numerum , diur<text:span text:style-name="Default_20_Paragraph_20_Font"><text:span text:style-name="T1">n</text:span></text:span>is circuitibus mens<text:span text:style-name="Default_20_Paragraph_20_Font"><text:span text:style-name="T1">a-<text:line-break/></text:span></text:span>ratum, cujus pars est propositus. Haec speculatio demou-<text:line-break/>strata est etiam ab Ettclide lu libro elementorum, septimum<text:line-break/>autem ipfius est: caput. At majus utrique muner<text:span text:style-name="Default_20_Paragraph_20_Font"><text:span text:style-name="T1">o</text:span></text:span> commune<text:line-break/>capientes, cousiderare op<text:span text:style-name="Default_20_Paragraph_20_Font"><text:span text:style-name="T1">o</text:span></text:span>rtet, qu<text:span text:style-name="Default_20_Paragraph_20_Font"><text:span text:style-name="T1">o</text:span></text:span>ties communis haec men-<text:line-break/>sura utrumque numerum metitur ; ut in quindecim et vigui-<text:line-break/>liquatum prima communis mensura est trium numerus.<text:line-break/>Hic autem quindenum numerum metitur per quinum , vige-<text:line-break/>fimumquatemarium numerum per oct<text:span text:style-name="Default_20_Paragraph_20_Font"><text:span text:style-name="T1">o ; </text:span></text:span>five igitur quinque<text:line-break/>multiplicaveris in numerum vigintiquatuor, five octo in</text:p>
      <text:p text:style-name="P3">quindecim, eundem numerum fieri invenies, ut centena-<text:line-break/>rtun viginti horarum, dierum autem nimirum quinque ; at-<text:line-break/>que idcirco typum fiextanum dices. Eadem ratione si pro-<text:line-break/>positus numerus horarum tredecim suerit, communiter me-<text:line-break/>tientur et hic et vigintiquatuor ex ambobus luter fe multi-<text:line-break/>plicatis factum , qui est trecentarum duodecim horarum nu-<text:line-break/>merus (quandoquidem ad primos dictos numeros pertinet<text:line-break/>tredecim. Appellunt enim sic, quorum non est communis<text:line-break/>mensura praeter unitatem j. Itaque numerus quem utrique<text:line-break/>metiuntur erit tricenus duodenus ; nam ter et demes lue vi-<text:line-break/>gintiquatuor horas continet; typus autem dierum erit abso-<text:line-break/>lutorum tredecim, hoc est quatuordecumanus; quandoque-<text:line-break/>dem autem quater et vigesies hic numerum ducentorum duo-<text:line-break/>decim metitur , multitudo typorum erit quatuor et viginti;<text:line-break/>Habete itaque jam et hanc methodi demonstrationem, etsi<text:line-break/>non statueram res inutiles vos docere; satius enim erat ipsas<text:line-break/>omnino contemnere, memores oraculi Pythici, nempe par-<text:line-break/>cendum esse tempori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7</dc:title>
    <dc:subject/>
    <meta:initial-creator>Galien</meta:initial-creator>
    <meta:creation-date>2023-01-12T08:10:00Z</meta:creation-date>
    <dc:date>2023-01-12T09:17:09.766000000</dc:date>
    <meta:editing-cycles>3</meta:editing-cycles>
    <meta:editing-duration>PT7M46S</meta:editing-duration>
    <meta:document-statistic meta:table-count="3" meta:image-count="0" meta:object-count="0" meta:page-count="38" meta:paragraph-count="146" meta:word-count="5152" meta:character-count="35777" meta:non-whitespace-character-count="30763"/>
    <meta:template xlink:type="simple" xlink:actuate="onRequest" xlink:title="" xlink:href="Normal.dotm"/>
  </office:meta>
</office:document-meta>
</file>